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7×7=</text:p>
      <text:p text:style-name="Standard">8×2=</text:p>
      <text:p text:style-name="Standard">2×9=</text:p>
      <text:p text:style-name="Standard">7×2=</text:p>
      <text:p text:style-name="Standard">9×5=</text:p>
      <text:p text:style-name="Standard">3×3=</text:p>
      <text:p text:style-name="Standard">2×8=</text:p>
      <text:p text:style-name="Standard">8×9=</text:p>
      <text:p text:style-name="Standard">6×4=</text:p>
      <text:p text:style-name="Standard">8×9=</text:p>
      <text:p text:style-name="Standard">7×3=</text:p>
      <text:p text:style-name="Standard">2×8=</text:p>
      <text:p text:style-name="Standard">4×4=</text:p>
      <text:p text:style-name="Standard">6×7=</text:p>
      <text:p text:style-name="Standard">5×7=</text:p>
      <text:p text:style-name="Standard">8×7=</text:p>
      <text:p text:style-name="Standard">2×3=</text:p>
      <text:p text:style-name="Standard">6×5=</text:p>
      <text:p text:style-name="Standard">5×9=</text:p>
      <text:p text:style-name="Standard">4×6=</text:p>
      <text:p text:style-name="Standard">5×8=</text:p>
      <text:p text:style-name="Standard">8×7=</text:p>
      <text:p text:style-name="Standard">3×6=</text:p>
      <text:p text:style-name="Standard">4×8=</text:p>
      <text:p text:style-name="Standard">3×2=</text:p>
      <text:p text:style-name="Standard">5×4=</text:p>
      <text:p text:style-name="Standard">4×6=</text:p>
      <text:p text:style-name="Standard">8×5=</text:p>
      <text:p text:style-name="Standard">5×3=</text:p>
      <text:p text:style-name="Standard">4×3=</text:p>
      <text:p text:style-name="Standard">8×9=</text:p>
      <text:p text:style-name="Standard">7×8=</text:p>
      <text:p text:style-name="Standard">6×6=</text:p>
      <text:p text:style-name="Standard">9×4=</text:p>
      <text:p text:style-name="Standard">8×2=</text:p>
      <text:p text:style-name="Standard">6×9=</text:p>
      <text:p text:style-name="Standard">9×7=</text:p>
      <text:p text:style-name="Standard">6×2=</text:p>
      <text:p text:style-name="Standard">2×3=</text:p>
      <text:p text:style-name="Standard">8×4=</text:p>
      <text:p text:style-name="Standard">7×3=</text:p>
      <text:p text:style-name="Standard">4×2=</text:p>
      <text:p text:style-name="Standard">5×6=</text:p>
      <text:p text:style-name="Standard">8×4=</text:p>
      <text:p text:style-name="Standard">8×4=</text:p>
      <text:p text:style-name="Standard">4×2=</text:p>
      <text:p text:style-name="Standard">3×4=</text:p>
      <text:p text:style-name="Standard">8×9=</text:p>
      <text:p text:style-name="Standard">6×6=</text:p>
      <text:p text:style-name="Standard">5×5=</text:p>
      <text:p text:style-name="Standard">9×3=</text:p>
      <text:p text:style-name="Standard">4×6=</text:p>
      <text:p text:style-name="Standard">4×2=</text:p>
      <text:p text:style-name="Standard">8×7=</text:p>
      <text:p text:style-name="Standard">5×9=</text:p>
      <text:p text:style-name="Standard">3×2=</text:p>
      <text:p text:style-name="Standard">7×8=</text:p>
      <text:p text:style-name="Standard">4×6=</text:p>
      <text:p text:style-name="Standard">3×4=</text:p>
      <text:p text:style-name="Standard">6×9=</text:p>
      <text:p text:style-name="Standard">2×2=</text:p>
      <text:p text:style-name="Standard">6×8=</text:p>
      <text:p text:style-name="Standard">4×8=</text:p>
      <text:p text:style-name="Standard">5×6=</text:p>
      <text:p text:style-name="Standard">3×8=</text:p>
      <text:p text:style-name="Standard">9×2=</text:p>
      <text:p text:style-name="Standard">7×8=</text:p>
      <text:p text:style-name="Standard">8×9=</text:p>
      <text:p text:style-name="Standard">8×9=</text:p>
      <text:p text:style-name="Standard">9×7=</text:p>
      <text:p text:style-name="Standard">3×4=</text:p>
      <text:p text:style-name="Standard">9×2=</text:p>
      <text:p text:style-name="Standard">3×9=</text:p>
      <text:p text:style-name="Standard">6×6=</text:p>
      <text:p text:style-name="Standard">5×2=</text:p>
      <text:p text:style-name="Standard">7×2=</text:p>
      <text:p text:style-name="Standard">4×8=</text:p>
      <text:p text:style-name="Standard">8×4=</text:p>
      <text:p text:style-name="Standard">5×7=</text:p>
      <text:p text:style-name="Standard">4×7=</text:p>
      <text:p text:style-name="Standard">5×2=</text:p>
      <text:p text:style-name="Standard">8×8=</text:p>
      <text:p text:style-name="Standard">5×7=</text:p>
      <text:p text:style-name="Standard">9×3=</text:p>
      <text:p text:style-name="Standard">3×4=</text:p>
      <text:p text:style-name="Standard">8×4=</text:p>
      <text:p text:style-name="Standard">6×8=</text:p>
      <text:p text:style-name="Standard">8×4=</text:p>
      <text:p text:style-name="Standard">6×6=</text:p>
      <text:p text:style-name="Standard">7×2=</text:p>
      <text:p text:style-name="Standard">4×9=</text:p>
      <text:p text:style-name="Standard">5×2=</text:p>
      <text:p text:style-name="Standard">6×2=</text:p>
      <text:p text:style-name="Standard">8×3=</text:p>
      <text:p text:style-name="Standard">4×4=</text:p>
      <text:p text:style-name="Standard">2×5=</text:p>
      <text:p text:style-name="Standard">2×8=</text:p>
      <text:p text:style-name="Standard">3×7=</text:p>
      <text:p text:style-name="Standard">9×7=</text:p>
      <text:p text:style-name="Standard">9×3=</text:p>
      <text:p text:style-name="Standard">9×9=</text:p>
      <text:p text:style-name="Standard">6×9=</text:p>
      <text:p text:style-name="Standard">3×8=</text:p>
      <text:p text:style-name="Standard">5×7=</text:p>
      <text:p text:style-name="Standard">3×5=</text:p>
      <text:p text:style-name="Standard">2×2=</text:p>
      <text:p text:style-name="Standard">3×2=</text:p>
      <text:p text:style-name="Standard">4×8=</text:p>
      <text:p text:style-name="Standard">9×5=</text:p>
      <text:p text:style-name="Standard">3×9=</text:p>
      <text:p text:style-name="Standard">2×9=</text:p>
      <text:p text:style-name="Standard">6×9=</text:p>
      <text:p text:style-name="Standard">6×7=</text:p>
      <text:p text:style-name="Standard">3×7=</text:p>
      <text:p text:style-name="Standard">3×7=</text:p>
      <text:p text:style-name="Standard">9×2=</text:p>
      <text:p text:style-name="Standard">6×2=</text:p>
      <text:p text:style-name="Standard">3×8=</text:p>
      <text:p text:style-name="Standard">7×2=</text:p>
      <text:p text:style-name="Standard">6×4=</text:p>
      <text:p text:style-name="Standard">6×4=</text:p>
      <text:p text:style-name="Standard">6×8=</text:p>
      <text:p text:style-name="Standard">7×5=</text:p>
      <text:p text:style-name="Standard">5×9=</text:p>
      <text:p text:style-name="Standard">5×9=</text:p>
      <text:p text:style-name="Standard">7×9=</text:p>
      <text:p text:style-name="Standard">6×5=</text:p>
      <text:p text:style-name="Standard">7×7=</text:p>
      <text:p text:style-name="Standard">5×3=</text:p>
      <text:p text:style-name="Standard">9×8=</text:p>
      <text:p text:style-name="Standard">4×3=</text:p>
      <text:p text:style-name="Standard">5×2=</text:p>
      <text:p text:style-name="Standard">9×4=</text:p>
      <text:p text:style-name="Standard">5×8=</text:p>
      <text:p text:style-name="Standard">2×3=</text:p>
      <text:p text:style-name="Standard">4×9=</text:p>
      <text:p text:style-name="Standard">5×3=</text:p>
      <text:p text:style-name="Standard">7×4=</text:p>
      <text:p text:style-name="Standard">9×6=</text:p>
      <text:p text:style-name="Standard">5×3=</text:p>
      <text:p text:style-name="Standard">9×9=</text:p>
      <text:p text:style-name="Standard">9×8=</text:p>
      <text:p text:style-name="Standard">8×3=</text:p>
      <text:p text:style-name="Standard">8×5=</text:p>
      <text:p text:style-name="Standard">4×8=</text:p>
      <text:p text:style-name="Standard">3×9=</text:p>
      <text:p text:style-name="Standard">9×8=</text:p>
      <text:p text:style-name="Standard">4×4=</text:p>
      <text:p text:style-name="Standard">3×5=</text:p>
      <text:p text:style-name="Standard">5×6=</text:p>
      <text:p text:style-name="Standard">6×5=</text:p>
      <text:p text:style-name="Standard">2×4=</text:p>
      <text:p text:style-name="Standard">8×8=</text:p>
      <text:p text:style-name="Standard">7×9=</text:p>
      <text:p text:style-name="Standard">5×3=</text:p>
      <text:p text:style-name="Standard">7×5=</text:p>
      <text:p text:style-name="Standard">5×6=</text:p>
      <text:p text:style-name="Standard">4×5=</text:p>
      <text:p text:style-name="Standard">2×7=</text:p>
      <text:p text:style-name="Standard">3×9=</text:p>
      <text:p text:style-name="Standard">5×4=</text:p>
      <text:p text:style-name="Standard">2×2=</text:p>
      <text:p text:style-name="Standard">4×2=</text:p>
      <text:p text:style-name="Standard">8×4=</text:p>
      <text:p text:style-name="Standard">8×6=</text:p>
      <text:p text:style-name="Standard">8×9=</text:p>
      <text:p text:style-name="Standard">5×3=</text:p>
      <text:p text:style-name="Standard">7×6=</text:p>
      <text:p text:style-name="Standard">4×2=</text:p>
      <text:p text:style-name="Standard">6×7=</text:p>
      <text:p text:style-name="Standard">2×3=</text:p>
      <text:p text:style-name="Standard">2×5=</text:p>
      <text:p text:style-name="Standard">4×6=</text:p>
      <text:p text:style-name="Standard">8×5=</text:p>
      <text:p text:style-name="Standard">9×4=</text:p>
      <text:p text:style-name="Standard">9×8=</text:p>
      <text:p text:style-name="Standard">5×3=</text:p>
      <text:p text:style-name="Standard">2×8=</text:p>
      <text:p text:style-name="Standard">3×2=</text:p>
      <text:p text:style-name="Standard">7×8=</text:p>
      <text:p text:style-name="Standard">4×4=</text:p>
      <text:p text:style-name="Standard">4×4=</text:p>
      <text:p text:style-name="Standard">8×3=</text:p>
      <text:p text:style-name="Standard">8×2=</text:p>
      <text:p text:style-name="Standard">3×9=</text:p>
      <text:p text:style-name="Standard">4×3=</text:p>
      <text:p text:style-name="Standard">7×9=</text:p>
      <text:p text:style-name="Standard">6×8=</text:p>
      <text:p text:style-name="Standard">3×4=</text:p>
      <text:p text:style-name="Standard">6×8=</text:p>
      <text:p text:style-name="Standard">2×8=</text:p>
      <text:p text:style-name="Standard">6×6=</text:p>
      <text:p text:style-name="Standard">4×4=</text:p>
      <text:p text:style-name="Standard">4×3=</text:p>
      <text:p text:style-name="Standard">2×3=</text:p>
      <text:p text:style-name="Standard">7×8=</text:p>
      <text:p text:style-name="Standard">8×8=</text:p>
      <text:p text:style-name="Standard">3×9=</text:p>
      <text:p text:style-name="Standard">6×3=</text:p>
      <text:p text:style-name="Standard">3×3=</text:p>
      <text:p text:style-name="Standard">3×6=</text:p>
      <text:p text:style-name="Standard">6×3=</text:p>
      <text:p text:style-name="Standard">6×9=</text:p>
      <text:p text:style-name="Standard">9×4=</text:p>
      <text:p text:style-name="Standard">2×7=</text:p>
      <text:p text:style-name="Standard">8×9=</text:p>
      <text:p text:style-name="Standard">2×2=</text:p>
      <text:p text:style-name="Standard">4×7=</text:p>
      <text:p text:style-name="Standard">2×3=</text:p>
      <text:p text:style-name="Standard">4×4=</text:p>
      <text:p text:style-name="Standard">5×8=</text:p>
      <text:p text:style-name="Standard">5×9=</text:p>
      <text:p text:style-name="Standard">3×2=</text:p>
      <text:p text:style-name="Standard">4×2=</text:p>
      <text:p text:style-name="Standard">3×2=</text:p>
      <text:p text:style-name="Standard">3×3=</text:p>
      <text:p text:style-name="Standard">9×9=</text:p>
      <text:p text:style-name="Standard">9×8=</text:p>
      <text:p text:style-name="Standard">8×4=</text:p>
      <text:p text:style-name="Standard">4×8=</text:p>
      <text:p text:style-name="Standard">3×3=</text:p>
      <text:p text:style-name="Standard">8×4=</text:p>
      <text:p text:style-name="Standard">7×8=</text:p>
      <text:p text:style-name="Standard">5×2=</text:p>
      <text:p text:style-name="Standard">8×4=</text:p>
      <text:p text:style-name="Standard">8×3=</text:p>
      <text:p text:style-name="Standard">4×7=</text:p>
      <text:p text:style-name="Standard">2×6=</text:p>
      <text:p text:style-name="Standard">7×7=</text:p>
      <text:p text:style-name="Standard">6×4=</text:p>
      <text:p text:style-name="Standard">9×6=</text:p>
      <text:p text:style-name="Standard">9×2=</text:p>
      <text:p text:style-name="Standard">7×4=</text:p>
      <text:p text:style-name="Standard">3×7=</text:p>
      <text:p text:style-name="Standard">3×8=</text:p>
      <text:p text:style-name="Standard">5×2=</text:p>
      <text:p text:style-name="Standard">5×7=</text:p>
      <text:p text:style-name="Standard">4×2=</text:p>
      <text:p text:style-name="Standard">5×5=</text:p>
      <text:p text:style-name="Standard">7×5=</text:p>
      <text:p text:style-name="Standard">6×4=</text:p>
      <text:p text:style-name="Standard">4×6=</text:p>
      <text:p text:style-name="Standard">8×2=</text:p>
      <text:p text:style-name="Standard">6×2=</text:p>
      <text:p text:style-name="Standard">4×2=</text:p>
      <text:p text:style-name="Standard">6×4=</text:p>
      <text:p text:style-name="Standard">3×5=</text:p>
      <text:p text:style-name="Standard">7×2=</text:p>
      <text:p text:style-name="Standard">8×2=</text:p>
      <text:p text:style-name="Standard">4×7=</text:p>
      <text:p text:style-name="Standard">6×3=</text:p>
      <text:p text:style-name="Standard">2×7=</text:p>
      <text:p text:style-name="Standard">4×7=</text:p>
      <text:p text:style-name="Standard">6×7=</text:p>
      <text:p text:style-name="Standard">2×7=</text:p>
      <text:p text:style-name="Standard">7×8=</text:p>
      <text:p text:style-name="Standard">8×2=</text:p>
      <text:p text:style-name="Standard">8×3=</text:p>
      <text:p text:style-name="Standard">5×9=</text:p>
      <text:p text:style-name="Standard">2×3=</text:p>
      <text:p text:style-name="Standard">2×6=</text:p>
      <text:p text:style-name="Standard">4×4=</text:p>
      <text:p text:style-name="Standard">4×7=</text:p>
      <text:p text:style-name="Standard">2×5=</text:p>
      <text:p text:style-name="Standard">8×9=</text:p>
      <text:p text:style-name="Standard">5×9=</text:p>
      <text:p text:style-name="Standard">8×6=</text:p>
      <text:p text:style-name="Standard">8×6=</text:p>
      <text:p text:style-name="Standard">8×9=</text:p>
      <text:p text:style-name="Standard">6×7=</text:p>
      <text:p text:style-name="Standard">2×7=</text:p>
      <text:p text:style-name="Standard">8×3=</text:p>
      <text:p text:style-name="Standard">8×8=</text:p>
      <text:p text:style-name="Standard">9×7=</text:p>
      <text:p text:style-name="Standard">2×3=</text:p>
      <text:p text:style-name="Standard">3×2=</text:p>
      <text:p text:style-name="Standard">6×6=</text:p>
      <text:p text:style-name="Standard">7×4=</text:p>
      <text:p text:style-name="Standard">9×3=</text:p>
      <text:p text:style-name="Standard">3×6=</text:p>
      <text:p text:style-name="Standard">4×8=</text:p>
      <text:p text:style-name="Standard">2×4=</text:p>
      <text:p text:style-name="Standard">2×3=</text:p>
      <text:p text:style-name="Standard">2×7=</text:p>
      <text:p text:style-name="Standard">2×6=</text:p>
      <text:p text:style-name="Standard">8×5=</text:p>
      <text:p text:style-name="Standard">6×2=</text:p>
      <text:p text:style-name="Standard">9×8=</text:p>
      <text:p text:style-name="Standard">4×9=</text:p>
      <text:p text:style-name="Standard">5×6=</text:p>
      <text:p text:style-name="Standard">9×3=</text:p>
      <text:p text:style-name="Standard">8×7=</text:p>
      <text:p text:style-name="Standard">9×4=</text:p>
      <text:p text:style-name="Standard">5×4=</text:p>
      <text:p text:style-name="Standard">5×3=</text:p>
      <text:p text:style-name="Standard">8×6=</text:p>
      <text:p text:style-name="Standard">4×5=</text:p>
      <text:p text:style-name="Standard">6×5=</text:p>
      <text:p text:style-name="Standard">2×8=</text:p>
      <text:p text:style-name="Standard">2×8=</text:p>
      <text:p text:style-name="Standard">7×8=</text:p>
      <text:p text:style-name="Standard">4×5=</text:p>
      <text:p text:style-name="Standard">7×5=</text:p>
      <text:p text:style-name="Standard">4×8=</text:p>
      <text:p text:style-name="Standard">4×4=</text:p>
      <text:p text:style-name="Standard">2×8=</text:p>
      <text:p text:style-name="Standard">6×4=</text:p>
      <text:p text:style-name="Standard">5×8=</text:p>
      <text:p text:style-name="Standard">4×9=</text:p>
      <text:p text:style-name="Standard">6×4=</text:p>
      <text:p text:style-name="Standard">7×4=</text:p>
      <text:p text:style-name="Standard">8×9=</text:p>
      <text:p text:style-name="Standard">5×8=</text:p>
      <text:p text:style-name="Standard">9×5=</text:p>
      <text:p text:style-name="Standard">7×6=</text:p>
      <text:p text:style-name="Standard">8×6=</text:p>
      <text:p text:style-name="Standard">2×3=</text:p>
      <text:p text:style-name="Standard">2×3=</text:p>
      <text:p text:style-name="Standard">7×8=</text:p>
      <text:p text:style-name="Standard">9×6=</text:p>
      <text:p text:style-name="Standard">3×9=</text:p>
      <text:p text:style-name="Standard">4×9=</text:p>
      <text:p text:style-name="Standard">7×6=</text:p>
      <text:p text:style-name="Standard">3×7=</text:p>
      <text:p text:style-name="Standard">6×2=</text:p>
      <text:p text:style-name="Standard">2×3=</text:p>
      <text:p text:style-name="Standard">8×8=</text:p>
      <text:p text:style-name="Standard">4×7=</text:p>
      <text:p text:style-name="Standard">7×8=</text:p>
      <text:p text:style-name="Standard">7×9=</text:p>
      <text:p text:style-name="Standard">6×9=</text:p>
      <text:p text:style-name="Standard">2×5=</text:p>
      <text:p text:style-name="Standard">9×9=</text:p>
      <text:p text:style-name="Standard">3×6=</text:p>
      <text:p text:style-name="Standard">3×9=</text:p>
      <text:p text:style-name="Standard">2×2=</text:p>
      <text:p text:style-name="Standard">5×9=</text:p>
      <text:p text:style-name="Standard">2×7=</text:p>
      <text:p text:style-name="Standard">5×4=</text:p>
      <text:p text:style-name="Standard">2×6=</text:p>
      <text:p text:style-name="Standard">4×6=</text:p>
      <text:p text:style-name="Standard">5×7=</text:p>
      <text:p text:style-name="Standard">2×5=</text:p>
      <text:p text:style-name="Standard">2×5=</text:p>
      <text:p text:style-name="Standard">3×5=</text:p>
      <text:p text:style-name="Standard">6×7=</text:p>
      <text:p text:style-name="Standard">2×3=</text:p>
      <text:p text:style-name="Standard">6×4=</text:p>
      <text:p text:style-name="Standard">5×2=</text:p>
      <text:p text:style-name="Standard">8×5=</text:p>
      <text:p text:style-name="Standard">8×3=</text:p>
      <text:p text:style-name="Standard">4×9=</text:p>
      <text:p text:style-name="Standard">8×2=</text:p>
      <text:p text:style-name="Standard">8×9=</text:p>
      <text:p text:style-name="Standard">3×2=</text:p>
      <text:p text:style-name="Standard">2×6=</text:p>
      <text:p text:style-name="Standard">8×2=</text:p>
      <text:p text:style-name="Standard">4×6=</text:p>
      <text:p text:style-name="Standard">7×4=</text:p>
      <text:p text:style-name="Standard">5×6=</text:p>
      <text:p text:style-name="Standard">8×9=</text:p>
      <text:p text:style-name="Standard">8×9=</text:p>
      <text:p text:style-name="Standard">3×4=</text:p>
      <text:p text:style-name="Standard">6×7=</text:p>
      <text:p text:style-name="Standard">2×8=</text:p>
      <text:p text:style-name="Standard">5×5=</text:p>
      <text:p text:style-name="Standard">9×6=</text:p>
      <text:p text:style-name="Standard">3×7=</text:p>
      <text:p text:style-name="Standard">3×4=</text:p>
      <text:p text:style-name="Standard">7×3=</text:p>
      <text:p text:style-name="Standard">8×7=</text:p>
      <text:p text:style-name="Standard">4×5=</text:p>
      <text:p text:style-name="Standard">2×6=</text:p>
      <text:p text:style-name="Standard">6×8=</text:p>
      <text:p text:style-name="Standard">5×5=</text:p>
      <text:p text:style-name="Standard">8×4=</text:p>
      <text:p text:style-name="Standard">9×2=</text:p>
      <text:p text:style-name="Standard">5×9=</text:p>
      <text:p text:style-name="Standard">5×3=</text:p>
      <text:p text:style-name="Standard">4×4=</text:p>
      <text:p text:style-name="Standard">4×8=</text:p>
      <text:p text:style-name="Standard">4×2=</text:p>
      <text:p text:style-name="Standard">2×3=</text:p>
      <text:p text:style-name="Standard">2×4=</text:p>
      <text:p text:style-name="Standard">7×3=</text:p>
      <text:p text:style-name="Standard">7×3=</text:p>
      <text:p text:style-name="Standard">8×5=</text:p>
      <text:p text:style-name="Standard">9×8=</text:p>
      <text:p text:style-name="Standard">3×2=</text:p>
      <text:p text:style-name="Standard">8×9=</text:p>
      <text:p text:style-name="Standard">3×8=</text:p>
      <text:p text:style-name="Standard">8×6=</text:p>
      <text:p text:style-name="Standard">9×2=</text:p>
      <text:p text:style-name="Standard">2×4=</text:p>
      <text:p text:style-name="Standard">2×2=</text:p>
      <text:p text:style-name="Standard">3×9=</text:p>
      <text:p text:style-name="Standard">5×2=</text:p>
      <text:p text:style-name="Standard">2×7=</text:p>
      <text:p text:style-name="Standard">5×8=</text:p>
      <text:p text:style-name="Standard">8×4=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7×7=49</text:p>
      <text:p text:style-name="Standard">8×2=16</text:p>
      <text:p text:style-name="Standard">2×9=18</text:p>
      <text:p text:style-name="Standard">7×2=14</text:p>
      <text:p text:style-name="Standard">9×5=45</text:p>
      <text:p text:style-name="Standard">3×3=9</text:p>
      <text:p text:style-name="Standard">2×8=16</text:p>
      <text:p text:style-name="Standard">8×9=72</text:p>
      <text:p text:style-name="Standard">6×4=24</text:p>
      <text:p text:style-name="Standard">8×9=72</text:p>
      <text:p text:style-name="Standard">7×3=21</text:p>
      <text:p text:style-name="Standard">2×8=16</text:p>
      <text:p text:style-name="Standard">4×4=16</text:p>
      <text:p text:style-name="Standard">6×7=42</text:p>
      <text:p text:style-name="Standard">5×7=35</text:p>
      <text:p text:style-name="Standard">8×7=56</text:p>
      <text:p text:style-name="Standard">2×3=6</text:p>
      <text:p text:style-name="Standard">6×5=30</text:p>
      <text:p text:style-name="Standard">5×9=45</text:p>
      <text:p text:style-name="Standard">4×6=24</text:p>
      <text:p text:style-name="Standard">5×8=40</text:p>
      <text:p text:style-name="Standard">8×7=56</text:p>
      <text:p text:style-name="Standard">3×6=18</text:p>
      <text:p text:style-name="Standard">4×8=32</text:p>
      <text:p text:style-name="Standard">3×2=6</text:p>
      <text:p text:style-name="Standard">5×4=20</text:p>
      <text:p text:style-name="Standard">4×6=24</text:p>
      <text:p text:style-name="Standard">8×5=40</text:p>
      <text:p text:style-name="Standard">5×3=15</text:p>
      <text:p text:style-name="Standard">4×3=12</text:p>
      <text:p text:style-name="Standard">8×9=72</text:p>
      <text:p text:style-name="Standard">7×8=56</text:p>
      <text:p text:style-name="Standard">6×6=36</text:p>
      <text:p text:style-name="Standard">9×4=36</text:p>
      <text:p text:style-name="Standard">8×2=16</text:p>
      <text:p text:style-name="Standard">6×9=54</text:p>
      <text:p text:style-name="Standard">9×7=63</text:p>
      <text:p text:style-name="Standard">6×2=12</text:p>
      <text:p text:style-name="Standard">2×3=6</text:p>
      <text:p text:style-name="Standard">8×4=32</text:p>
      <text:p text:style-name="Standard">7×3=21</text:p>
      <text:p text:style-name="Standard">4×2=8</text:p>
      <text:p text:style-name="Standard">5×6=30</text:p>
      <text:p text:style-name="Standard">8×4=32</text:p>
      <text:p text:style-name="Standard">8×4=32</text:p>
      <text:p text:style-name="Standard">4×2=8</text:p>
      <text:p text:style-name="Standard">3×4=12</text:p>
      <text:p text:style-name="Standard">8×9=72</text:p>
      <text:p text:style-name="Standard">6×6=36</text:p>
      <text:p text:style-name="Standard">5×5=25</text:p>
      <text:p text:style-name="Standard">9×3=27</text:p>
      <text:p text:style-name="Standard">4×6=24</text:p>
      <text:p text:style-name="Standard">4×2=8</text:p>
      <text:p text:style-name="Standard">8×7=56</text:p>
      <text:p text:style-name="Standard">5×9=45</text:p>
      <text:p text:style-name="Standard">3×2=6</text:p>
      <text:p text:style-name="Standard">7×8=56</text:p>
      <text:p text:style-name="Standard">4×6=24</text:p>
      <text:p text:style-name="Standard">3×4=12</text:p>
      <text:p text:style-name="Standard">6×9=54</text:p>
      <text:p text:style-name="Standard">2×2=4</text:p>
      <text:p text:style-name="Standard">6×8=48</text:p>
      <text:p text:style-name="Standard">4×8=32</text:p>
      <text:p text:style-name="Standard">5×6=30</text:p>
      <text:p text:style-name="Standard">3×8=24</text:p>
      <text:p text:style-name="Standard">9×2=18</text:p>
      <text:p text:style-name="Standard">7×8=56</text:p>
      <text:p text:style-name="Standard">8×9=72</text:p>
      <text:p text:style-name="Standard">8×9=72</text:p>
      <text:p text:style-name="Standard">9×7=63</text:p>
      <text:p text:style-name="Standard">3×4=12</text:p>
      <text:p text:style-name="Standard">9×2=18</text:p>
      <text:p text:style-name="Standard">3×9=27</text:p>
      <text:p text:style-name="Standard">6×6=36</text:p>
      <text:p text:style-name="Standard">5×2=10</text:p>
      <text:p text:style-name="Standard">7×2=14</text:p>
      <text:p text:style-name="Standard">4×8=32</text:p>
      <text:p text:style-name="Standard">8×4=32</text:p>
      <text:p text:style-name="Standard">5×7=35</text:p>
      <text:p text:style-name="Standard">4×7=28</text:p>
      <text:p text:style-name="Standard">5×2=10</text:p>
      <text:p text:style-name="Standard">8×8=64</text:p>
      <text:p text:style-name="Standard">5×7=35</text:p>
      <text:p text:style-name="Standard">9×3=27</text:p>
      <text:p text:style-name="Standard">3×4=12</text:p>
      <text:p text:style-name="Standard">8×4=32</text:p>
      <text:p text:style-name="Standard">6×8=48</text:p>
      <text:p text:style-name="Standard">8×4=32</text:p>
      <text:p text:style-name="Standard">6×6=36</text:p>
      <text:p text:style-name="Standard">7×2=14</text:p>
      <text:p text:style-name="Standard">4×9=36</text:p>
      <text:p text:style-name="Standard">5×2=10</text:p>
      <text:p text:style-name="Standard">6×2=12</text:p>
      <text:p text:style-name="Standard">8×3=24</text:p>
      <text:p text:style-name="Standard">4×4=16</text:p>
      <text:p text:style-name="Standard">2×5=10</text:p>
      <text:p text:style-name="Standard">2×8=16</text:p>
      <text:p text:style-name="Standard">3×7=21</text:p>
      <text:p text:style-name="Standard">9×7=63</text:p>
      <text:p text:style-name="Standard">9×3=27</text:p>
      <text:p text:style-name="Standard">9×9=81</text:p>
      <text:p text:style-name="Standard">6×9=54</text:p>
      <text:p text:style-name="Standard">3×8=24</text:p>
      <text:p text:style-name="Standard">5×7=35</text:p>
      <text:p text:style-name="Standard">3×5=15</text:p>
      <text:p text:style-name="Standard">2×2=4</text:p>
      <text:p text:style-name="Standard">3×2=6</text:p>
      <text:p text:style-name="Standard">4×8=32</text:p>
      <text:p text:style-name="Standard">9×5=45</text:p>
      <text:p text:style-name="Standard">3×9=27</text:p>
      <text:p text:style-name="Standard">2×9=18</text:p>
      <text:p text:style-name="Standard">6×9=54</text:p>
      <text:p text:style-name="Standard">6×7=42</text:p>
      <text:p text:style-name="Standard">3×7=21</text:p>
      <text:p text:style-name="Standard">3×7=21</text:p>
      <text:p text:style-name="Standard">9×2=18</text:p>
      <text:p text:style-name="Standard">6×2=12</text:p>
      <text:p text:style-name="Standard">3×8=24</text:p>
      <text:p text:style-name="Standard">7×2=14</text:p>
      <text:p text:style-name="Standard">6×4=24</text:p>
      <text:p text:style-name="Standard">6×4=24</text:p>
      <text:p text:style-name="Standard">6×8=48</text:p>
      <text:p text:style-name="Standard">7×5=35</text:p>
      <text:p text:style-name="Standard">5×9=45</text:p>
      <text:p text:style-name="Standard">5×9=45</text:p>
      <text:p text:style-name="Standard">7×9=63</text:p>
      <text:p text:style-name="Standard">6×5=30</text:p>
      <text:p text:style-name="Standard">7×7=49</text:p>
      <text:p text:style-name="Standard">5×3=15</text:p>
      <text:p text:style-name="Standard">9×8=72</text:p>
      <text:p text:style-name="Standard">4×3=12</text:p>
      <text:p text:style-name="Standard">5×2=10</text:p>
      <text:p text:style-name="Standard">9×4=36</text:p>
      <text:p text:style-name="Standard">5×8=40</text:p>
      <text:p text:style-name="Standard">2×3=6</text:p>
      <text:p text:style-name="Standard">4×9=36</text:p>
      <text:p text:style-name="Standard">5×3=15</text:p>
      <text:p text:style-name="Standard">7×4=28</text:p>
      <text:p text:style-name="Standard">9×6=54</text:p>
      <text:p text:style-name="Standard">5×3=15</text:p>
      <text:p text:style-name="Standard">9×9=81</text:p>
      <text:p text:style-name="Standard">9×8=72</text:p>
      <text:p text:style-name="Standard">8×3=24</text:p>
      <text:p text:style-name="Standard">8×5=40</text:p>
      <text:p text:style-name="Standard">4×8=32</text:p>
      <text:p text:style-name="Standard">3×9=27</text:p>
      <text:p text:style-name="Standard">9×8=72</text:p>
      <text:p text:style-name="Standard">4×4=16</text:p>
      <text:p text:style-name="Standard">3×5=15</text:p>
      <text:p text:style-name="Standard">5×6=30</text:p>
      <text:p text:style-name="Standard">6×5=30</text:p>
      <text:p text:style-name="Standard">2×4=8</text:p>
      <text:p text:style-name="Standard">8×8=64</text:p>
      <text:p text:style-name="Standard">7×9=63</text:p>
      <text:p text:style-name="Standard">5×3=15</text:p>
      <text:p text:style-name="Standard">7×5=35</text:p>
      <text:p text:style-name="Standard">5×6=30</text:p>
      <text:p text:style-name="Standard">4×5=20</text:p>
      <text:p text:style-name="Standard">2×7=14</text:p>
      <text:p text:style-name="Standard">3×9=27</text:p>
      <text:p text:style-name="Standard">5×4=20</text:p>
      <text:p text:style-name="Standard">2×2=4</text:p>
      <text:p text:style-name="Standard">4×2=8</text:p>
      <text:p text:style-name="Standard">8×4=32</text:p>
      <text:p text:style-name="Standard">8×6=48</text:p>
      <text:p text:style-name="Standard">8×9=72</text:p>
      <text:p text:style-name="Standard">5×3=15</text:p>
      <text:p text:style-name="Standard">7×6=42</text:p>
      <text:p text:style-name="Standard">4×2=8</text:p>
      <text:p text:style-name="Standard">6×7=42</text:p>
      <text:p text:style-name="Standard">2×3=6</text:p>
      <text:p text:style-name="Standard">2×5=10</text:p>
      <text:p text:style-name="Standard">4×6=24</text:p>
      <text:p text:style-name="Standard">8×5=40</text:p>
      <text:p text:style-name="Standard">9×4=36</text:p>
      <text:p text:style-name="Standard">9×8=72</text:p>
      <text:p text:style-name="Standard">5×3=15</text:p>
      <text:p text:style-name="Standard">2×8=16</text:p>
      <text:p text:style-name="Standard">3×2=6</text:p>
      <text:p text:style-name="Standard">7×8=56</text:p>
      <text:p text:style-name="Standard">4×4=16</text:p>
      <text:p text:style-name="Standard">4×4=16</text:p>
      <text:p text:style-name="Standard">8×3=24</text:p>
      <text:p text:style-name="Standard">8×2=16</text:p>
      <text:p text:style-name="Standard">3×9=27</text:p>
      <text:p text:style-name="Standard">4×3=12</text:p>
      <text:p text:style-name="Standard">7×9=63</text:p>
      <text:p text:style-name="Standard">6×8=48</text:p>
      <text:p text:style-name="Standard">3×4=12</text:p>
      <text:p text:style-name="Standard">6×8=48</text:p>
      <text:p text:style-name="Standard">2×8=16</text:p>
      <text:p text:style-name="Standard">6×6=36</text:p>
      <text:p text:style-name="Standard">4×4=16</text:p>
      <text:p text:style-name="Standard">4×3=12</text:p>
      <text:p text:style-name="Standard">2×3=6</text:p>
      <text:p text:style-name="Standard">7×8=56</text:p>
      <text:p text:style-name="Standard">8×8=64</text:p>
      <text:p text:style-name="Standard">3×9=27</text:p>
      <text:p text:style-name="Standard">6×3=18</text:p>
      <text:p text:style-name="Standard">3×3=9</text:p>
      <text:p text:style-name="Standard">3×6=18</text:p>
      <text:p text:style-name="Standard">6×3=18</text:p>
      <text:p text:style-name="Standard">6×9=54</text:p>
      <text:p text:style-name="Standard">9×4=36</text:p>
      <text:p text:style-name="Standard">2×7=14</text:p>
      <text:p text:style-name="Standard">8×9=72</text:p>
      <text:p text:style-name="Standard">2×2=4</text:p>
      <text:p text:style-name="Standard">4×7=28</text:p>
      <text:p text:style-name="Standard">2×3=6</text:p>
      <text:p text:style-name="Standard">4×4=16</text:p>
      <text:p text:style-name="Standard">5×8=40</text:p>
      <text:p text:style-name="Standard">5×9=45</text:p>
      <text:p text:style-name="Standard">3×2=6</text:p>
      <text:p text:style-name="Standard">4×2=8</text:p>
      <text:p text:style-name="Standard">3×2=6</text:p>
      <text:p text:style-name="Standard">3×3=9</text:p>
      <text:p text:style-name="Standard">9×9=81</text:p>
      <text:p text:style-name="Standard">9×8=72</text:p>
      <text:p text:style-name="Standard">8×4=32</text:p>
      <text:p text:style-name="Standard">4×8=32</text:p>
      <text:p text:style-name="Standard">3×3=9</text:p>
      <text:p text:style-name="Standard">8×4=32</text:p>
      <text:p text:style-name="Standard">7×8=56</text:p>
      <text:p text:style-name="Standard">5×2=10</text:p>
      <text:p text:style-name="Standard">8×4=32</text:p>
      <text:p text:style-name="Standard">8×3=24</text:p>
      <text:p text:style-name="Standard">4×7=28</text:p>
      <text:p text:style-name="Standard">2×6=12</text:p>
      <text:p text:style-name="Standard">7×7=49</text:p>
      <text:p text:style-name="Standard">6×4=24</text:p>
      <text:p text:style-name="Standard">9×6=54</text:p>
      <text:p text:style-name="Standard">9×2=18</text:p>
      <text:p text:style-name="Standard">7×4=28</text:p>
      <text:p text:style-name="Standard">3×7=21</text:p>
      <text:p text:style-name="Standard">3×8=24</text:p>
      <text:p text:style-name="Standard">5×2=10</text:p>
      <text:p text:style-name="Standard">5×7=35</text:p>
      <text:p text:style-name="Standard">4×2=8</text:p>
      <text:p text:style-name="Standard">5×5=25</text:p>
      <text:p text:style-name="Standard">7×5=35</text:p>
      <text:p text:style-name="Standard">6×4=24</text:p>
      <text:p text:style-name="Standard">4×6=24</text:p>
      <text:p text:style-name="Standard">8×2=16</text:p>
      <text:p text:style-name="Standard">6×2=12</text:p>
      <text:p text:style-name="Standard">4×2=8</text:p>
      <text:p text:style-name="Standard">6×4=24</text:p>
      <text:p text:style-name="Standard">3×5=15</text:p>
      <text:p text:style-name="Standard">7×2=14</text:p>
      <text:p text:style-name="Standard">8×2=16</text:p>
      <text:p text:style-name="Standard">4×7=28</text:p>
      <text:p text:style-name="Standard">6×3=18</text:p>
      <text:p text:style-name="Standard">2×7=14</text:p>
      <text:p text:style-name="Standard">4×7=28</text:p>
      <text:p text:style-name="Standard">6×7=42</text:p>
      <text:p text:style-name="Standard">2×7=14</text:p>
      <text:p text:style-name="Standard">7×8=56</text:p>
      <text:p text:style-name="Standard">8×2=16</text:p>
      <text:p text:style-name="Standard">8×3=24</text:p>
      <text:p text:style-name="Standard">5×9=45</text:p>
      <text:p text:style-name="Standard">2×3=6</text:p>
      <text:p text:style-name="Standard">2×6=12</text:p>
      <text:p text:style-name="Standard">4×4=16</text:p>
      <text:p text:style-name="Standard">4×7=28</text:p>
      <text:p text:style-name="Standard">2×5=10</text:p>
      <text:p text:style-name="Standard">8×9=72</text:p>
      <text:p text:style-name="Standard">5×9=45</text:p>
      <text:p text:style-name="Standard">8×6=48</text:p>
      <text:p text:style-name="Standard">8×6=48</text:p>
      <text:p text:style-name="Standard">8×9=72</text:p>
      <text:p text:style-name="Standard">6×7=42</text:p>
      <text:p text:style-name="Standard">2×7=14</text:p>
      <text:p text:style-name="Standard">8×3=24</text:p>
      <text:p text:style-name="Standard">8×8=64</text:p>
      <text:p text:style-name="Standard">9×7=63</text:p>
      <text:p text:style-name="Standard">2×3=6</text:p>
      <text:p text:style-name="Standard">3×2=6</text:p>
      <text:p text:style-name="Standard">6×6=36</text:p>
      <text:p text:style-name="Standard">7×4=28</text:p>
      <text:p text:style-name="Standard">9×3=27</text:p>
      <text:p text:style-name="Standard">3×6=18</text:p>
      <text:p text:style-name="Standard">4×8=32</text:p>
      <text:p text:style-name="Standard">2×4=8</text:p>
      <text:p text:style-name="Standard">2×3=6</text:p>
      <text:p text:style-name="Standard">2×7=14</text:p>
      <text:p text:style-name="Standard">2×6=12</text:p>
      <text:p text:style-name="Standard">8×5=40</text:p>
      <text:p text:style-name="Standard">6×2=12</text:p>
      <text:p text:style-name="Standard">9×8=72</text:p>
      <text:p text:style-name="Standard">4×9=36</text:p>
      <text:p text:style-name="Standard">5×6=30</text:p>
      <text:p text:style-name="Standard">9×3=27</text:p>
      <text:p text:style-name="Standard">8×7=56</text:p>
      <text:p text:style-name="Standard">9×4=36</text:p>
      <text:p text:style-name="Standard">5×4=20</text:p>
      <text:p text:style-name="Standard">5×3=15</text:p>
      <text:p text:style-name="Standard">8×6=48</text:p>
      <text:p text:style-name="Standard">4×5=20</text:p>
      <text:p text:style-name="Standard">6×5=30</text:p>
      <text:p text:style-name="Standard">2×8=16</text:p>
      <text:p text:style-name="Standard">2×8=16</text:p>
      <text:p text:style-name="Standard">7×8=56</text:p>
      <text:p text:style-name="Standard">4×5=20</text:p>
      <text:p text:style-name="Standard">7×5=35</text:p>
      <text:p text:style-name="Standard">4×8=32</text:p>
      <text:p text:style-name="Standard">4×4=16</text:p>
      <text:p text:style-name="Standard">2×8=16</text:p>
      <text:p text:style-name="Standard">6×4=24</text:p>
      <text:p text:style-name="Standard">5×8=40</text:p>
      <text:p text:style-name="Standard">4×9=36</text:p>
      <text:p text:style-name="Standard">6×4=24</text:p>
      <text:p text:style-name="Standard">7×4=28</text:p>
      <text:p text:style-name="Standard">8×9=72</text:p>
      <text:p text:style-name="Standard">5×8=40</text:p>
      <text:p text:style-name="Standard">9×5=45</text:p>
      <text:p text:style-name="Standard">7×6=42</text:p>
      <text:p text:style-name="Standard">8×6=48</text:p>
      <text:p text:style-name="Standard">2×3=6</text:p>
      <text:p text:style-name="Standard">2×3=6</text:p>
      <text:p text:style-name="Standard">7×8=56</text:p>
      <text:p text:style-name="Standard">9×6=54</text:p>
      <text:p text:style-name="Standard">3×9=27</text:p>
      <text:p text:style-name="Standard">4×9=36</text:p>
      <text:p text:style-name="Standard">7×6=42</text:p>
      <text:p text:style-name="Standard">3×7=21</text:p>
      <text:p text:style-name="Standard">6×2=12</text:p>
      <text:p text:style-name="Standard">2×3=6</text:p>
      <text:p text:style-name="Standard">8×8=64</text:p>
      <text:p text:style-name="Standard">4×7=28</text:p>
      <text:p text:style-name="Standard">7×8=56</text:p>
      <text:p text:style-name="Standard">7×9=63</text:p>
      <text:p text:style-name="Standard">6×9=54</text:p>
      <text:p text:style-name="Standard">2×5=10</text:p>
      <text:p text:style-name="Standard">9×9=81</text:p>
      <text:p text:style-name="Standard">3×6=18</text:p>
      <text:p text:style-name="Standard">3×9=27</text:p>
      <text:p text:style-name="Standard">2×2=4</text:p>
      <text:p text:style-name="Standard">5×9=45</text:p>
      <text:p text:style-name="Standard">2×7=14</text:p>
      <text:p text:style-name="Standard">5×4=20</text:p>
      <text:p text:style-name="Standard">2×6=12</text:p>
      <text:p text:style-name="Standard">4×6=24</text:p>
      <text:p text:style-name="Standard">5×7=35</text:p>
      <text:p text:style-name="Standard">2×5=10</text:p>
      <text:p text:style-name="Standard">2×5=10</text:p>
      <text:p text:style-name="Standard">3×5=15</text:p>
      <text:p text:style-name="Standard">6×7=42</text:p>
      <text:p text:style-name="Standard">2×3=6</text:p>
      <text:p text:style-name="Standard">6×4=24</text:p>
      <text:p text:style-name="Standard">5×2=10</text:p>
      <text:p text:style-name="Standard">8×5=40</text:p>
      <text:p text:style-name="Standard">8×3=24</text:p>
      <text:p text:style-name="Standard">4×9=36</text:p>
      <text:p text:style-name="Standard">8×2=16</text:p>
      <text:p text:style-name="Standard">8×9=72</text:p>
      <text:p text:style-name="Standard">3×2=6</text:p>
      <text:p text:style-name="Standard">2×6=12</text:p>
      <text:p text:style-name="Standard">8×2=16</text:p>
      <text:p text:style-name="Standard">4×6=24</text:p>
      <text:p text:style-name="Standard">7×4=28</text:p>
      <text:p text:style-name="Standard">5×6=30</text:p>
      <text:p text:style-name="Standard">8×9=72</text:p>
      <text:p text:style-name="Standard">8×9=72</text:p>
      <text:p text:style-name="Standard">3×4=12</text:p>
      <text:p text:style-name="Standard">6×7=42</text:p>
      <text:p text:style-name="Standard">2×8=16</text:p>
      <text:p text:style-name="Standard">5×5=25</text:p>
      <text:p text:style-name="Standard">9×6=54</text:p>
      <text:p text:style-name="Standard">3×7=21</text:p>
      <text:p text:style-name="Standard">3×4=12</text:p>
      <text:p text:style-name="Standard">7×3=21</text:p>
      <text:p text:style-name="Standard">8×7=56</text:p>
      <text:p text:style-name="Standard">4×5=20</text:p>
      <text:p text:style-name="Standard">2×6=12</text:p>
      <text:p text:style-name="Standard">6×8=48</text:p>
      <text:p text:style-name="Standard">5×5=25</text:p>
      <text:p text:style-name="Standard">8×4=32</text:p>
      <text:p text:style-name="Standard">9×2=18</text:p>
      <text:p text:style-name="Standard">5×9=45</text:p>
      <text:p text:style-name="Standard">5×3=15</text:p>
      <text:p text:style-name="Standard">4×4=16</text:p>
      <text:p text:style-name="Standard">4×8=32</text:p>
      <text:p text:style-name="Standard">4×2=8</text:p>
      <text:p text:style-name="Standard">2×3=6</text:p>
      <text:p text:style-name="Standard">2×4=8</text:p>
      <text:p text:style-name="Standard">7×3=21</text:p>
      <text:p text:style-name="Standard">7×3=21</text:p>
      <text:p text:style-name="Standard">8×5=40</text:p>
      <text:p text:style-name="Standard">9×8=72</text:p>
      <text:p text:style-name="Standard">3×2=6</text:p>
      <text:p text:style-name="Standard">8×9=72</text:p>
      <text:p text:style-name="Standard">3×8=24</text:p>
      <text:p text:style-name="Standard">8×6=48</text:p>
      <text:p text:style-name="Standard">9×2=18</text:p>
      <text:p text:style-name="Standard">2×4=8</text:p>
      <text:p text:style-name="Standard">2×2=4</text:p>
      <text:p text:style-name="Standard">3×9=27</text:p>
      <text:p text:style-name="Standard">5×2=10</text:p>
      <text:p text:style-name="Standard">2×7=14</text:p>
      <text:p text:style-name="Standard">5×8=40</text:p>
      <text:p text:style-name="Standard">8×4=3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×( <text:s text:c="2"/>)=45</text:p>
      <text:p text:style-name="Standard">2×( <text:s text:c="2"/>)=16</text:p>
      <text:p text:style-name="Standard">( <text:s text:c="2"/>)×3=12</text:p>
      <text:p text:style-name="Standard">( <text:s text:c="2"/>)×4=28</text:p>
      <text:p text:style-name="Standard">( <text:s text:c="2"/>)×4=16</text:p>
      <text:p text:style-name="Standard">( <text:s text:c="2"/>)×7=42</text:p>
      <text:p text:style-name="Standard">( <text:s text:c="2"/>)×2=18</text:p>
      <text:p text:style-name="Standard">( <text:s text:c="2"/>)×8=16</text:p>
      <text:p text:style-name="Standard">9×( <text:s text:c="2"/>)=18</text:p>
      <text:p text:style-name="Standard">( <text:s text:c="2"/>)×7=28</text:p>
      <text:p text:style-name="Standard">( <text:s text:c="2"/>)×3=6</text:p>
      <text:p text:style-name="Standard">( <text:s text:c="2"/>)×5=30</text:p>
      <text:p text:style-name="Standard">( <text:s text:c="2"/>)×6=30</text:p>
      <text:p text:style-name="Standard">( <text:s text:c="2"/>)×3=27</text:p>
      <text:p text:style-name="Standard">2×( <text:s text:c="2"/>)=14</text:p>
      <text:p text:style-name="Standard">( <text:s text:c="2"/>)×8=48</text:p>
      <text:p text:style-name="Standard">( <text:s text:c="2"/>)×7=14</text:p>
      <text:p text:style-name="Standard">( <text:s text:c="2"/>)×7=21</text:p>
      <text:p text:style-name="Standard">( <text:s text:c="2"/>)×9=36</text:p>
      <text:p text:style-name="Standard">( <text:s text:c="2"/>)×8=16</text:p>
      <text:p text:style-name="Standard">( <text:s text:c="2"/>)×2=4</text:p>
      <text:p text:style-name="Standard">2×( <text:s text:c="2"/>)=12</text:p>
      <text:p text:style-name="Standard">( <text:s text:c="2"/>)×4=20</text:p>
      <text:p text:style-name="Standard">2×( <text:s text:c="2"/>)=10</text:p>
      <text:p text:style-name="Standard">2×( <text:s text:c="2"/>)=4</text:p>
      <text:p text:style-name="Standard">3×( <text:s text:c="2"/>)=21</text:p>
      <text:p text:style-name="Standard">8×( <text:s text:c="2"/>)=72</text:p>
      <text:p text:style-name="Standard">( <text:s text:c="2"/>)×6=12</text:p>
      <text:p text:style-name="Standard">2×( <text:s text:c="2"/>)=8</text:p>
      <text:p text:style-name="Standard">( <text:s text:c="2"/>)×5=40</text:p>
      <text:p text:style-name="Standard">( <text:s text:c="2"/>)×2=6</text:p>
      <text:p text:style-name="Standard">6×( <text:s text:c="2"/>)=30</text:p>
      <text:p text:style-name="Standard">5×( <text:s text:c="2"/>)=40</text:p>
      <text:p text:style-name="Standard">6×( <text:s text:c="2"/>)=48</text:p>
      <text:p text:style-name="Standard">( <text:s text:c="2"/>)×3=9</text:p>
      <text:p text:style-name="Standard">7×( <text:s text:c="2"/>)=21</text:p>
      <text:p text:style-name="Standard">( <text:s text:c="2"/>)×9=54</text:p>
      <text:p text:style-name="Standard">( <text:s text:c="2"/>)×8=24</text:p>
      <text:p text:style-name="Standard">8×( <text:s text:c="2"/>)=32</text:p>
      <text:p text:style-name="Standard">7×( <text:s text:c="2"/>)=63</text:p>
      <text:p text:style-name="Standard">( <text:s text:c="2"/>)×2=18</text:p>
      <text:p text:style-name="Standard">6×( <text:s text:c="2"/>)=42</text:p>
      <text:p text:style-name="Standard">8×( <text:s text:c="2"/>)=48</text:p>
      <text:p text:style-name="Standard">( <text:s text:c="2"/>)×4=32</text:p>
      <text:p text:style-name="Standard">( <text:s text:c="2"/>)×9=36</text:p>
      <text:p text:style-name="Standard">( <text:s text:c="2"/>)×8=40</text:p>
      <text:p text:style-name="Standard">( <text:s text:c="2"/>)×5=20</text:p>
      <text:p text:style-name="Standard">( <text:s text:c="2"/>)×6=54</text:p>
      <text:p text:style-name="Standard">( <text:s text:c="2"/>)×3=27</text:p>
      <text:p text:style-name="Standard">( <text:s text:c="2"/>)×7=35</text:p>
      <text:p text:style-name="Standard">( <text:s text:c="2"/>)×3=21</text:p>
      <text:p text:style-name="Standard">( <text:s text:c="2"/>)×7=42</text:p>
      <text:p text:style-name="Standard">3×( <text:s text:c="2"/>)=6</text:p>
      <text:p text:style-name="Standard">( <text:s text:c="2"/>)×5=35</text:p>
      <text:p text:style-name="Standard">( <text:s text:c="2"/>)×2=16</text:p>
      <text:p text:style-name="Standard">( <text:s text:c="2"/>)×7=56</text:p>
      <text:p text:style-name="Standard">( <text:s text:c="2"/>)×2=14</text:p>
      <text:p text:style-name="Standard">6×( <text:s text:c="2"/>)=12</text:p>
      <text:p text:style-name="Standard">( <text:s text:c="2"/>)×3=24</text:p>
      <text:p text:style-name="Standard">5×( <text:s text:c="2"/>)=40</text:p>
      <text:p text:style-name="Standard">( <text:s text:c="2"/>)×7=21</text:p>
      <text:p text:style-name="Standard">( <text:s text:c="2"/>)×9=81</text:p>
      <text:p text:style-name="Standard">3×( <text:s text:c="2"/>)=6</text:p>
      <text:p text:style-name="Standard">3×( <text:s text:c="2"/>)=18</text:p>
      <text:p text:style-name="Standard">( <text:s text:c="2"/>)×7=63</text:p>
      <text:p text:style-name="Standard">( <text:s text:c="2"/>)×5=20</text:p>
      <text:p text:style-name="Standard">( <text:s text:c="2"/>)×3=9</text:p>
      <text:p text:style-name="Standard">7×( <text:s text:c="2"/>)=63</text:p>
      <text:p text:style-name="Standard">3×( <text:s text:c="2"/>)=15</text:p>
      <text:p text:style-name="Standard">2×( <text:s text:c="2"/>)=8</text:p>
      <text:p text:style-name="Standard">5×( <text:s text:c="2"/>)=15</text:p>
      <text:p text:style-name="Standard">7×( <text:s text:c="2"/>)=28</text:p>
      <text:p text:style-name="Standard">8×( <text:s text:c="2"/>)=16</text:p>
      <text:p text:style-name="Standard">3×( <text:s text:c="2"/>)=15</text:p>
      <text:p text:style-name="Standard">( <text:s text:c="2"/>)×8=16</text:p>
      <text:p text:style-name="Standard">( <text:s text:c="2"/>)×4=32</text:p>
      <text:p text:style-name="Standard">( <text:s text:c="2"/>)×8=40</text:p>
      <text:p text:style-name="Standard">( <text:s text:c="2"/>)×3=12</text:p>
      <text:p text:style-name="Standard">( <text:s text:c="2"/>)×9=45</text:p>
      <text:p text:style-name="Standard">5×( <text:s text:c="2"/>)=40</text:p>
      <text:p text:style-name="Standard">( <text:s text:c="2"/>)×5=40</text:p>
      <text:p text:style-name="Standard">8×( <text:s text:c="2"/>)=24</text:p>
      <text:p text:style-name="Standard">8×( <text:s text:c="2"/>)=56</text:p>
      <text:p text:style-name="Standard">( <text:s text:c="2"/>)×2=12</text:p>
      <text:p text:style-name="Standard">4×( <text:s text:c="2"/>)=36</text:p>
      <text:p text:style-name="Standard">( <text:s text:c="2"/>)×8=16</text:p>
      <text:p text:style-name="Standard">2×( <text:s text:c="2"/>)=16</text:p>
      <text:p text:style-name="Standard">( <text:s text:c="2"/>)×4=20</text:p>
      <text:p text:style-name="Standard">( <text:s text:c="2"/>)×7=35</text:p>
      <text:p text:style-name="Standard">8×( <text:s text:c="2"/>)=56</text:p>
      <text:p text:style-name="Standard">( <text:s text:c="2"/>)×5=25</text:p>
      <text:p text:style-name="Standard">8×( <text:s text:c="2"/>)=64</text:p>
      <text:p text:style-name="Standard">( <text:s text:c="2"/>)×3=12</text:p>
      <text:p text:style-name="Standard">( <text:s text:c="2"/>)×5=20</text:p>
      <text:p text:style-name="Standard">( <text:s text:c="2"/>)×8=48</text:p>
      <text:p text:style-name="Standard">4×( <text:s text:c="2"/>)=24</text:p>
      <text:p text:style-name="Standard">8×( <text:s text:c="2"/>)=72</text:p>
      <text:p text:style-name="Standard">6×( <text:s text:c="2"/>)=36</text:p>
      <text:p text:style-name="Standard">( <text:s text:c="2"/>)×4=32</text:p>
      <text:p text:style-name="Standard">2×( <text:s text:c="2"/>)=10</text:p>
      <text:p text:style-name="Standard">( <text:s text:c="2"/>)×3=27</text:p>
      <text:p text:style-name="Standard">4×( <text:s text:c="2"/>)=8</text:p>
      <text:p text:style-name="Standard">9×( <text:s text:c="2"/>)=72</text:p>
      <text:p text:style-name="Standard">( <text:s text:c="2"/>)×4=24</text:p>
      <text:p text:style-name="Standard">( <text:s text:c="2"/>)×3=12</text:p>
      <text:p text:style-name="Standard">( <text:s text:c="2"/>)×4=20</text:p>
      <text:p text:style-name="Standard">3×( <text:s text:c="2"/>)=9</text:p>
      <text:p text:style-name="Standard">( <text:s text:c="2"/>)×2=12</text:p>
      <text:p text:style-name="Standard">5×( <text:s text:c="2"/>)=15</text:p>
      <text:p text:style-name="Standard">( <text:s text:c="2"/>)×7=14</text:p>
      <text:p text:style-name="Standard">( <text:s text:c="2"/>)×9=81</text:p>
      <text:p text:style-name="Standard">( <text:s text:c="2"/>)×2=8</text:p>
      <text:p text:style-name="Standard">( <text:s text:c="2"/>)×6=30</text:p>
      <text:p text:style-name="Standard">4×( <text:s text:c="2"/>)=24</text:p>
      <text:p text:style-name="Standard">( <text:s text:c="2"/>)×4=20</text:p>
      <text:p text:style-name="Standard">( <text:s text:c="2"/>)×9=81</text:p>
      <text:p text:style-name="Standard">4×( <text:s text:c="2"/>)=28</text:p>
      <text:p text:style-name="Standard">( <text:s text:c="2"/>)×6=30</text:p>
      <text:p text:style-name="Standard">( <text:s text:c="2"/>)×8=24</text:p>
      <text:p text:style-name="Standard">6×( <text:s text:c="2"/>)=48</text:p>
      <text:p text:style-name="Standard">( <text:s text:c="2"/>)×5=20</text:p>
      <text:p text:style-name="Standard">4×( <text:s text:c="2"/>)=12</text:p>
      <text:p text:style-name="Standard">( <text:s text:c="2"/>)×3=12</text:p>
      <text:p text:style-name="Standard">( <text:s text:c="2"/>)×4=8</text:p>
      <text:p text:style-name="Standard">4×( <text:s text:c="2"/>)=28</text:p>
      <text:p text:style-name="Standard">( <text:s text:c="2"/>)×6=48</text:p>
      <text:p text:style-name="Standard">( <text:s text:c="2"/>)×8=48</text:p>
      <text:p text:style-name="Standard">( <text:s text:c="2"/>)×3=9</text:p>
      <text:p text:style-name="Standard">5×( <text:s text:c="2"/>)=40</text:p>
      <text:p text:style-name="Standard">3×( <text:s text:c="2"/>)=9</text:p>
      <text:p text:style-name="Standard">9×( <text:s text:c="2"/>)=18</text:p>
      <text:p text:style-name="Standard">3×( <text:s text:c="2"/>)=6</text:p>
      <text:p text:style-name="Standard">9×( <text:s text:c="2"/>)=18</text:p>
      <text:p text:style-name="Standard">( <text:s text:c="2"/>)×3=6</text:p>
      <text:p text:style-name="Standard">( <text:s text:c="2"/>)×7=49</text:p>
      <text:p text:style-name="Standard">( <text:s text:c="2"/>)×6=36</text:p>
      <text:p text:style-name="Standard">( <text:s text:c="2"/>)×5=40</text:p>
      <text:p text:style-name="Standard">( <text:s text:c="2"/>)×4=16</text:p>
      <text:p text:style-name="Standard">( <text:s text:c="2"/>)×9=36</text:p>
      <text:p text:style-name="Standard">9×( <text:s text:c="2"/>)=27</text:p>
      <text:p text:style-name="Standard">5×( <text:s text:c="2"/>)=35</text:p>
      <text:p text:style-name="Standard">9×( <text:s text:c="2"/>)=36</text:p>
      <text:p text:style-name="Standard">2×( <text:s text:c="2"/>)=18</text:p>
      <text:p text:style-name="Standard">( <text:s text:c="2"/>)×7=14</text:p>
      <text:p text:style-name="Standard">3×( <text:s text:c="2"/>)=18</text:p>
      <text:p text:style-name="Standard">9×( <text:s text:c="2"/>)=36</text:p>
      <text:p text:style-name="Standard">7×( <text:s text:c="2"/>)=35</text:p>
      <text:p text:style-name="Standard">6×( <text:s text:c="2"/>)=54</text:p>
      <text:p text:style-name="Standard">5×( <text:s text:c="2"/>)=25</text:p>
      <text:p text:style-name="Standard">( <text:s text:c="2"/>)×6=18</text:p>
      <text:p text:style-name="Standard">( <text:s text:c="2"/>)×2=6</text:p>
      <text:p text:style-name="Standard">( <text:s text:c="2"/>)×3=27</text:p>
      <text:p text:style-name="Standard">7×( <text:s text:c="2"/>)=49</text:p>
      <text:p text:style-name="Standard">5×( <text:s text:c="2"/>)=10</text:p>
      <text:p text:style-name="Standard">( <text:s text:c="2"/>)×4=16</text:p>
      <text:p text:style-name="Standard">( <text:s text:c="2"/>)×5=25</text:p>
      <text:p text:style-name="Standard">2×( <text:s text:c="2"/>)=6</text:p>
      <text:p text:style-name="Standard">2×( <text:s text:c="2"/>)=10</text:p>
      <text:p text:style-name="Standard">( <text:s text:c="2"/>)×4=16</text:p>
      <text:p text:style-name="Standard">( <text:s text:c="2"/>)×9=81</text:p>
      <text:p text:style-name="Standard">4×( <text:s text:c="2"/>)=28</text:p>
      <text:p text:style-name="Standard">( <text:s text:c="2"/>)×6=12</text:p>
      <text:p text:style-name="Standard">8×( <text:s text:c="2"/>)=72</text:p>
      <text:p text:style-name="Standard">( <text:s text:c="2"/>)×7=28</text:p>
      <text:p text:style-name="Standard">( <text:s text:c="2"/>)×2=4</text:p>
      <text:p text:style-name="Standard">( <text:s text:c="2"/>)×4=32</text:p>
      <text:p text:style-name="Standard">6×( <text:s text:c="2"/>)=42</text:p>
      <text:p text:style-name="Standard">( <text:s text:c="2"/>)×2=10</text:p>
      <text:p text:style-name="Standard">8×( <text:s text:c="2"/>)=16</text:p>
      <text:p text:style-name="Standard">( <text:s text:c="2"/>)×3=12</text:p>
      <text:p text:style-name="Standard">( <text:s text:c="2"/>)×8=32</text:p>
      <text:p text:style-name="Standard">2×( <text:s text:c="2"/>)=6</text:p>
      <text:p text:style-name="Standard">( <text:s text:c="2"/>)×7=28</text:p>
      <text:p text:style-name="Standard">( <text:s text:c="2"/>)×8=16</text:p>
      <text:p text:style-name="Standard">5×( <text:s text:c="2"/>)=45</text:p>
      <text:p text:style-name="Standard">2×( <text:s text:c="2"/>)=16</text:p>
      <text:p text:style-name="Standard">( <text:s text:c="2"/>)×7=28</text:p>
      <text:p text:style-name="Standard">( <text:s text:c="2"/>)×9=27</text:p>
      <text:p text:style-name="Standard">( <text:s text:c="2"/>)×2=4</text:p>
      <text:p text:style-name="Standard">5×( <text:s text:c="2"/>)=30</text:p>
      <text:p text:style-name="Standard">5×( <text:s text:c="2"/>)=20</text:p>
      <text:p text:style-name="Standard">7×( <text:s text:c="2"/>)=49</text:p>
      <text:p text:style-name="Standard">( <text:s text:c="2"/>)×9=27</text:p>
      <text:p text:style-name="Standard">( <text:s text:c="2"/>)×6=36</text:p>
      <text:p text:style-name="Standard">( <text:s text:c="2"/>)×3=12</text:p>
      <text:p text:style-name="Standard">( <text:s text:c="2"/>)×7=14</text:p>
      <text:p text:style-name="Standard">5×( <text:s text:c="2"/>)=15</text:p>
      <text:p text:style-name="Standard">( <text:s text:c="2"/>)×4=20</text:p>
      <text:p text:style-name="Standard">( <text:s text:c="2"/>)×6=30</text:p>
      <text:p text:style-name="Standard">( <text:s text:c="2"/>)×8=64</text:p>
      <text:p text:style-name="Standard">( <text:s text:c="2"/>)×5=40</text:p>
      <text:p text:style-name="Standard">4×( <text:s text:c="2"/>)=16</text:p>
      <text:p text:style-name="Standard">( <text:s text:c="2"/>)×7=28</text:p>
      <text:p text:style-name="Standard">3×( <text:s text:c="2"/>)=6</text:p>
      <text:p text:style-name="Standard">( <text:s text:c="2"/>)×4=28</text:p>
      <text:p text:style-name="Standard">9×( <text:s text:c="2"/>)=72</text:p>
      <text:p text:style-name="Standard">( <text:s text:c="2"/>)×9=72</text:p>
      <text:p text:style-name="Standard">( <text:s text:c="2"/>)×6=18</text:p>
      <text:p text:style-name="Standard">( <text:s text:c="2"/>)×8=48</text:p>
      <text:p text:style-name="Standard">( <text:s text:c="2"/>)×6=48</text:p>
      <text:p text:style-name="Standard">2×( <text:s text:c="2"/>)=16</text:p>
      <text:p text:style-name="Standard">( <text:s text:c="2"/>)×7=42</text:p>
      <text:p text:style-name="Standard">( <text:s text:c="2"/>)×6=18</text:p>
      <text:p text:style-name="Standard">( <text:s text:c="2"/>)×5=30</text:p>
      <text:p text:style-name="Standard">5×( <text:s text:c="2"/>)=40</text:p>
      <text:p text:style-name="Standard">( <text:s text:c="2"/>)×2=16</text:p>
      <text:p text:style-name="Standard">4×( <text:s text:c="2"/>)=32</text:p>
      <text:p text:style-name="Standard">2×( <text:s text:c="2"/>)=12</text:p>
      <text:p text:style-name="Standard">( <text:s text:c="2"/>)×7=42</text:p>
      <text:p text:style-name="Standard">( <text:s text:c="2"/>)×4=32</text:p>
      <text:p text:style-name="Standard">( <text:s text:c="2"/>)×9=36</text:p>
      <text:p text:style-name="Standard">5×( <text:s text:c="2"/>)=15</text:p>
      <text:p text:style-name="Standard">5×( <text:s text:c="2"/>)=35</text:p>
      <text:p text:style-name="Standard">8×( <text:s text:c="2"/>)=64</text:p>
      <text:p text:style-name="Standard">6×( <text:s text:c="2"/>)=54</text:p>
      <text:p text:style-name="Standard">( <text:s text:c="2"/>)×8=64</text:p>
      <text:p text:style-name="Standard">( <text:s text:c="2"/>)×3=18</text:p>
      <text:p text:style-name="Standard">( <text:s text:c="2"/>)×6=30</text:p>
      <text:p text:style-name="Standard">2×( <text:s text:c="2"/>)=4</text:p>
      <text:p text:style-name="Standard">( <text:s text:c="2"/>)×2=16</text:p>
      <text:p text:style-name="Standard">( <text:s text:c="2"/>)×2=14</text:p>
      <text:p text:style-name="Standard">( <text:s text:c="2"/>)×8=72</text:p>
      <text:p text:style-name="Standard">9×( <text:s text:c="2"/>)=54</text:p>
      <text:p text:style-name="Standard">5×( <text:s text:c="2"/>)=45</text:p>
      <text:p text:style-name="Standard">8×( <text:s text:c="2"/>)=32</text:p>
      <text:p text:style-name="Standard">8×( <text:s text:c="2"/>)=24</text:p>
      <text:p text:style-name="Standard">4×( <text:s text:c="2"/>)=8</text:p>
      <text:p text:style-name="Standard">5×( <text:s text:c="2"/>)=15</text:p>
      <text:p text:style-name="Standard">( <text:s text:c="2"/>)×6=42</text:p>
      <text:p text:style-name="Standard">3×( <text:s text:c="2"/>)=6</text:p>
      <text:p text:style-name="Standard">7×( <text:s text:c="2"/>)=63</text:p>
      <text:p text:style-name="Standard">( <text:s text:c="2"/>)×4=28</text:p>
      <text:p text:style-name="Standard">( <text:s text:c="2"/>)×9=45</text:p>
      <text:p text:style-name="Standard">( <text:s text:c="2"/>)×2=8</text:p>
      <text:p text:style-name="Standard">( <text:s text:c="2"/>)×8=64</text:p>
      <text:p text:style-name="Standard">( <text:s text:c="2"/>)×4=12</text:p>
      <text:p text:style-name="Standard">( <text:s text:c="2"/>)×9=36</text:p>
      <text:p text:style-name="Standard">( <text:s text:c="2"/>)×9=54</text:p>
      <text:p text:style-name="Standard">( <text:s text:c="2"/>)×2=8</text:p>
      <text:p text:style-name="Standard">8×( <text:s text:c="2"/>)=24</text:p>
      <text:p text:style-name="Standard">6×( <text:s text:c="2"/>)=30</text:p>
      <text:p text:style-name="Standard">4×( <text:s text:c="2"/>)=12</text:p>
      <text:p text:style-name="Standard">( <text:s text:c="2"/>)×8=32</text:p>
      <text:p text:style-name="Standard">3×( <text:s text:c="2"/>)=12</text:p>
      <text:p text:style-name="Standard">5×( <text:s text:c="2"/>)=25</text:p>
      <text:p text:style-name="Standard">( <text:s text:c="2"/>)×9=45</text:p>
      <text:p text:style-name="Standard">3×( <text:s text:c="2"/>)=6</text:p>
      <text:p text:style-name="Standard">8×( <text:s text:c="2"/>)=16</text:p>
      <text:p text:style-name="Standard">5×( <text:s text:c="2"/>)=40</text:p>
      <text:p text:style-name="Standard">4×( <text:s text:c="2"/>)=12</text:p>
      <text:p text:style-name="Standard">8×( <text:s text:c="2"/>)=56</text:p>
      <text:p text:style-name="Standard">( <text:s text:c="2"/>)×9=63</text:p>
      <text:p text:style-name="Standard">8×( <text:s text:c="2"/>)=64</text:p>
      <text:p text:style-name="Standard">3×( <text:s text:c="2"/>)=12</text:p>
      <text:p text:style-name="Standard">5×( <text:s text:c="2"/>)=15</text:p>
      <text:p text:style-name="Standard">( <text:s text:c="2"/>)×4=16</text:p>
      <text:p text:style-name="Standard">2×( <text:s text:c="2"/>)=14</text:p>
      <text:p text:style-name="Standard">7×( <text:s text:c="2"/>)=14</text:p>
      <text:p text:style-name="Standard">( <text:s text:c="2"/>)×8=56</text:p>
      <text:p text:style-name="Standard">( <text:s text:c="2"/>)×8=16</text:p>
      <text:p text:style-name="Standard">( <text:s text:c="2"/>)×2=6</text:p>
      <text:p text:style-name="Standard">( <text:s text:c="2"/>)×8=16</text:p>
      <text:p text:style-name="Standard">6×( <text:s text:c="2"/>)=48</text:p>
      <text:p text:style-name="Standard">( <text:s text:c="2"/>)×9=63</text:p>
      <text:p text:style-name="Standard">8×( <text:s text:c="2"/>)=48</text:p>
      <text:p text:style-name="Standard">( <text:s text:c="2"/>)×7=21</text:p>
      <text:p text:style-name="Standard">4×( <text:s text:c="2"/>)=16</text:p>
      <text:p text:style-name="Standard">9×( <text:s text:c="2"/>)=18</text:p>
      <text:p text:style-name="Standard">7×( <text:s text:c="2"/>)=42</text:p>
      <text:p text:style-name="Standard">( <text:s text:c="2"/>)×2=10</text:p>
      <text:p text:style-name="Standard">8×( <text:s text:c="2"/>)=72</text:p>
      <text:p text:style-name="Standard">3×( <text:s text:c="2"/>)=6</text:p>
      <text:p text:style-name="Standard">( <text:s text:c="2"/>)×6=48</text:p>
      <text:p text:style-name="Standard">( <text:s text:c="2"/>)×6=48</text:p>
      <text:p text:style-name="Standard">8×( <text:s text:c="2"/>)=24</text:p>
      <text:p text:style-name="Standard">8×( <text:s text:c="2"/>)=64</text:p>
      <text:p text:style-name="Standard">2×( <text:s text:c="2"/>)=14</text:p>
      <text:p text:style-name="Standard">6×( <text:s text:c="2"/>)=36</text:p>
      <text:p text:style-name="Standard">9×( <text:s text:c="2"/>)=81</text:p>
      <text:p text:style-name="Standard">( <text:s text:c="2"/>)×8=24</text:p>
      <text:p text:style-name="Standard">( <text:s text:c="2"/>)×8=72</text:p>
      <text:p text:style-name="Standard">5×( <text:s text:c="2"/>)=20</text:p>
      <text:p text:style-name="Standard">( <text:s text:c="2"/>)×7=56</text:p>
      <text:p text:style-name="Standard">2×( <text:s text:c="2"/>)=10</text:p>
      <text:p text:style-name="Standard">( <text:s text:c="2"/>)×3=18</text:p>
      <text:p text:style-name="Standard">( <text:s text:c="2"/>)×5=10</text:p>
      <text:p text:style-name="Standard">( <text:s text:c="2"/>)×7=49</text:p>
      <text:p text:style-name="Standard">7×( <text:s text:c="2"/>)=21</text:p>
      <text:p text:style-name="Standard">( <text:s text:c="2"/>)×6=42</text:p>
      <text:p text:style-name="Standard">( <text:s text:c="2"/>)×3=27</text:p>
      <text:p text:style-name="Standard">8×( <text:s text:c="2"/>)=16</text:p>
      <text:p text:style-name="Standard">8×( <text:s text:c="2"/>)=32</text:p>
      <text:p text:style-name="Standard">( <text:s text:c="2"/>)×9=18</text:p>
      <text:p text:style-name="Standard">4×( <text:s text:c="2"/>)=8</text:p>
      <text:p text:style-name="Standard">( <text:s text:c="2"/>)×4=24</text:p>
      <text:p text:style-name="Standard">( <text:s text:c="2"/>)×7=14</text:p>
      <text:p text:style-name="Standard">( <text:s text:c="2"/>)×2=14</text:p>
      <text:p text:style-name="Standard">2×( <text:s text:c="2"/>)=14</text:p>
      <text:p text:style-name="Standard">7×( <text:s text:c="2"/>)=63</text:p>
      <text:p text:style-name="Standard">( <text:s text:c="2"/>)×4=32</text:p>
      <text:p text:style-name="Standard">8×( <text:s text:c="2"/>)=48</text:p>
      <text:p text:style-name="Standard">5×( <text:s text:c="2"/>)=25</text:p>
      <text:p text:style-name="Standard">( <text:s text:c="2"/>)×6=24</text:p>
      <text:p text:style-name="Standard">8×( <text:s text:c="2"/>)=24</text:p>
      <text:p text:style-name="Standard">( <text:s text:c="2"/>)×2=18</text:p>
      <text:p text:style-name="Standard">7×( <text:s text:c="2"/>)=56</text:p>
      <text:p text:style-name="Standard">9×( <text:s text:c="2"/>)=27</text:p>
      <text:p text:style-name="Standard">( <text:s text:c="2"/>)×5=30</text:p>
      <text:p text:style-name="Standard">6×( <text:s text:c="2"/>)=24</text:p>
      <text:p text:style-name="Standard">( <text:s text:c="2"/>)×9=63</text:p>
      <text:p text:style-name="Standard">( <text:s text:c="2"/>)×8=64</text:p>
      <text:p text:style-name="Standard">( <text:s text:c="2"/>)×9=45</text:p>
      <text:p text:style-name="Standard">3×( <text:s text:c="2"/>)=27</text:p>
      <text:p text:style-name="Standard">( <text:s text:c="2"/>)×4=16</text:p>
      <text:p text:style-name="Standard">( <text:s text:c="2"/>)×5=20</text:p>
      <text:p text:style-name="Standard">( <text:s text:c="2"/>)×4=16</text:p>
      <text:p text:style-name="Standard">9×( <text:s text:c="2"/>)=54</text:p>
      <text:p text:style-name="Standard">6×( <text:s text:c="2"/>)=48</text:p>
      <text:p text:style-name="Standard">7×( <text:s text:c="2"/>)=21</text:p>
      <text:p text:style-name="Standard">6×( <text:s text:c="2"/>)=12</text:p>
      <text:p text:style-name="Standard">( <text:s text:c="2"/>)×7=28</text:p>
      <text:p text:style-name="Standard">( <text:s text:c="2"/>)×6=18</text:p>
      <text:p text:style-name="Standard">6×( <text:s text:c="2"/>)=12</text:p>
      <text:p text:style-name="Standard">( <text:s text:c="2"/>)×5=25</text:p>
      <text:p text:style-name="Standard">3×( <text:s text:c="2"/>)=18</text:p>
      <text:p text:style-name="Standard">( <text:s text:c="2"/>)×2=10</text:p>
      <text:p text:style-name="Standard">2×( <text:s text:c="2"/>)=16</text:p>
      <text:p text:style-name="Standard">6×( <text:s text:c="2"/>)=48</text:p>
      <text:p text:style-name="Standard">3×( <text:s text:c="2"/>)=24</text:p>
      <text:p text:style-name="Standard">( <text:s text:c="2"/>)×9=18</text:p>
      <text:p text:style-name="Standard">( <text:s text:c="2"/>)×5=15</text:p>
      <text:p text:style-name="Standard">8×( <text:s text:c="2"/>)=24</text:p>
      <text:p text:style-name="Standard">( <text:s text:c="2"/>)×4=20</text:p>
      <text:p text:style-name="Standard">( <text:s text:c="2"/>)×4=16</text:p>
      <text:p text:style-name="Standard">8×( <text:s text:c="2"/>)=16</text:p>
      <text:p text:style-name="Standard">( <text:s text:c="2"/>)×9=18</text:p>
      <text:p text:style-name="Standard">9×( <text:s text:c="2"/>)=81</text:p>
      <text:p text:style-name="Standard">8×( <text:s text:c="2"/>)=40</text:p>
      <text:p text:style-name="Standard">7×( <text:s text:c="2"/>)=35</text:p>
      <text:p text:style-name="Standard">9×( <text:s text:c="2"/>)=36</text:p>
      <text:p text:style-name="Standard">( <text:s text:c="2"/>)×3=15</text:p>
      <text:p text:style-name="Standard">8×( <text:s text:c="2"/>)=56</text:p>
      <text:p text:style-name="Standard">( <text:s text:c="2"/>)×4=8</text:p>
      <text:p text:style-name="Standard">2×( <text:s text:c="2"/>)=8</text:p>
      <text:p text:style-name="Standard">3×( <text:s text:c="2"/>)=15</text:p>
      <text:p text:style-name="Standard">( <text:s text:c="2"/>)×4=24</text:p>
      <text:p text:style-name="Standard">( <text:s text:c="2"/>)×4=8</text:p>
      <text:p text:style-name="Standard">5×( <text:s text:c="2"/>)=10</text:p>
      <text:p text:style-name="Standard">( <text:s text:c="2"/>)×8=24</text:p>
      <text:p text:style-name="Standard">( <text:s text:c="2"/>)×9=54</text:p>
      <text:p text:style-name="Standard">4×( <text:s text:c="2"/>)=36</text:p>
      <text:p text:style-name="Standard">( <text:s text:c="2"/>)×2=12</text:p>
      <text:p text:style-name="Standard">( <text:s text:c="2"/>)×9=72</text:p>
      <text:p text:style-name="Standard">8×( <text:s text:c="2"/>)=48</text:p>
      <text:p text:style-name="Standard">( <text:s text:c="2"/>)×4=32</text:p>
      <text:p text:style-name="Standard">( <text:s text:c="2"/>)×9=81</text:p>
      <text:p text:style-name="Standard">9×( <text:s text:c="2"/>)=18</text:p>
      <text:p text:style-name="Standard">8×( <text:s text:c="2"/>)=24</text:p>
      <text:p text:style-name="Standard">( <text:s text:c="2"/>)×5=15</text:p>
      <text:p text:style-name="Standard">( <text:s text:c="2"/>)×8=16</text:p>
      <text:p text:style-name="Standard">( <text:s text:c="2"/>)×7=28</text:p>
      <text:p text:style-name="Standard">( <text:s text:c="2"/>)×8=24</text:p>
      <text:p text:style-name="Standard">9×( <text:s text:c="2"/>)=54</text:p>
      <text:p text:style-name="Standard">( <text:s text:c="2"/>)×8=16</text:p>
      <text:p text:style-name="Standard">7×( <text:s text:c="2"/>)=14</text:p>
      <text:p text:style-name="Standard">( <text:s text:c="2"/>)×6=36</text:p>
      <text:p text:style-name="Standard">8×( <text:s text:c="2"/>)=32</text:p>
      <text:p text:style-name="Standard">7×( <text:s text:c="2"/>)=63</text:p>
      <text:p text:style-name="Standard">4×( <text:s text:c="2"/>)=16</text:p>
      <text:p text:style-name="Standard">8×( <text:s text:c="2"/>)=72</text:p>
      <text:p text:style-name="Standard">4×( <text:s text:c="2"/>)=24</text:p>
      <text:p text:style-name="Standard">5×( <text:s text:c="2"/>)=25</text:p>
      <text:p text:style-name="Standard">6×( <text:s text:c="2"/>)=48</text:p>
      <text:p text:style-name="Standard">( <text:s text:c="2"/>)×4=12</text:p>
      <text:p text:style-name="Standard">( <text:s text:c="2"/>)×6=42</text:p>
      <text:p text:style-name="Standard">3×( <text:s text:c="2"/>)=21</text:p>
      <text:p text:style-name="Standard">( <text:s text:c="2"/>)×6=42</text:p>
      <text:p text:style-name="Standard">3×( <text:s text:c="2"/>)=12</text:p>
      <text:p text:style-name="Standard">( <text:s text:c="2"/>)×9=63</text:p>
      <text:p text:style-name="Standard">( <text:s text:c="2"/>)×2=16</text:p>
      <text:p text:style-name="Standard">( <text:s text:c="2"/>)×3=12</text:p>
      <text:p text:style-name="Standard">6×( <text:s text:c="2"/>)=18</text:p>
      <text:p text:style-name="Standard">( <text:s text:c="2"/>)×9=63</text:p>
      <text:p text:style-name="Standard">9×( <text:s text:c="2"/>)=36</text:p>
      <text:p text:style-name="Standard">6×( <text:s text:c="2"/>)=48</text:p>
      <text:p text:style-name="Standard">( <text:s text:c="2"/>)×8=72</text:p>
      <text:p text:style-name="Standard">( <text:s text:c="2"/>)×9=18</text:p>
      <text:p text:style-name="Standard">7×( <text:s text:c="2"/>)=63</text:p>
      <text:p text:style-name="Standard">6×( <text:s text:c="2"/>)=54</text:p>
      <text:p text:style-name="Standard">3×( <text:s text:c="2"/>)=9</text:p>
      <text:p text:style-name="Standard">( <text:s text:c="2"/>)×4=8</text:p>
      <text:p text:style-name="Standard">9×( <text:s text:c="2"/>)=81</text:p>
      <text:p text:style-name="Standard">8×( <text:s text:c="2"/>)=16</text:p>
      <text:p text:style-name="Standard">8×( <text:s text:c="2"/>)=32</text:p>
      <text:p text:style-name="Standard">( <text:s text:c="2"/>)×7=21</text:p>
      <text:p text:style-name="Standard">( <text:s text:c="2"/>)×4=24</text:p>
      <text:p text:style-name="Standard">( <text:s text:c="2"/>)×9=18</text:p>
      <text:p text:style-name="Standard">9×( <text:s text:c="2"/>)=27</text:p>
      <text:p text:style-name="Standard">( <text:s text:c="2"/>)×2=14</text:p>
      <text:p text:style-name="Standard">( <text:s text:c="2"/>)×2=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×9=45</text:p>
      <text:p text:style-name="Standard">2×8=16</text:p>
      <text:p text:style-name="Standard">4×3=12</text:p>
      <text:p text:style-name="Standard">7×4=28</text:p>
      <text:p text:style-name="Standard">4×4=16</text:p>
      <text:p text:style-name="Standard">6×7=42</text:p>
      <text:p text:style-name="Standard">9×2=18</text:p>
      <text:p text:style-name="Standard">2×8=16</text:p>
      <text:p text:style-name="Standard">9×2=18</text:p>
      <text:p text:style-name="Standard">4×7=28</text:p>
      <text:p text:style-name="Standard">2×3=6</text:p>
      <text:p text:style-name="Standard">6×5=30</text:p>
      <text:p text:style-name="Standard">5×6=30</text:p>
      <text:p text:style-name="Standard">9×3=27</text:p>
      <text:p text:style-name="Standard">2×7=14</text:p>
      <text:p text:style-name="Standard">6×8=48</text:p>
      <text:p text:style-name="Standard">2×7=14</text:p>
      <text:p text:style-name="Standard">3×7=21</text:p>
      <text:p text:style-name="Standard">4×9=36</text:p>
      <text:p text:style-name="Standard">2×8=16</text:p>
      <text:p text:style-name="Standard">2×2=4</text:p>
      <text:p text:style-name="Standard">2×6=12</text:p>
      <text:p text:style-name="Standard">5×4=20</text:p>
      <text:p text:style-name="Standard">2×5=10</text:p>
      <text:p text:style-name="Standard">2×2=4</text:p>
      <text:p text:style-name="Standard">3×7=21</text:p>
      <text:p text:style-name="Standard">8×9=72</text:p>
      <text:p text:style-name="Standard">2×6=12</text:p>
      <text:p text:style-name="Standard">2×4=8</text:p>
      <text:p text:style-name="Standard">8×5=40</text:p>
      <text:p text:style-name="Standard">3×2=6</text:p>
      <text:p text:style-name="Standard">6×5=30</text:p>
      <text:p text:style-name="Standard">5×8=40</text:p>
      <text:p text:style-name="Standard">6×8=48</text:p>
      <text:p text:style-name="Standard">3×3=9</text:p>
      <text:p text:style-name="Standard">7×3=21</text:p>
      <text:p text:style-name="Standard">6×9=54</text:p>
      <text:p text:style-name="Standard">3×8=24</text:p>
      <text:p text:style-name="Standard">8×4=32</text:p>
      <text:p text:style-name="Standard">7×9=63</text:p>
      <text:p text:style-name="Standard">9×2=18</text:p>
      <text:p text:style-name="Standard">6×7=42</text:p>
      <text:p text:style-name="Standard">8×6=48</text:p>
      <text:p text:style-name="Standard">8×4=32</text:p>
      <text:p text:style-name="Standard">4×9=36</text:p>
      <text:p text:style-name="Standard">5×8=40</text:p>
      <text:p text:style-name="Standard">4×5=20</text:p>
      <text:p text:style-name="Standard">9×6=54</text:p>
      <text:p text:style-name="Standard">9×3=27</text:p>
      <text:p text:style-name="Standard">5×7=35</text:p>
      <text:p text:style-name="Standard">7×3=21</text:p>
      <text:p text:style-name="Standard">6×7=42</text:p>
      <text:p text:style-name="Standard">3×2=6</text:p>
      <text:p text:style-name="Standard">7×5=35</text:p>
      <text:p text:style-name="Standard">8×2=16</text:p>
      <text:p text:style-name="Standard">8×7=56</text:p>
      <text:p text:style-name="Standard">7×2=14</text:p>
      <text:p text:style-name="Standard">6×2=12</text:p>
      <text:p text:style-name="Standard">8×3=24</text:p>
      <text:p text:style-name="Standard">5×8=40</text:p>
      <text:p text:style-name="Standard">3×7=21</text:p>
      <text:p text:style-name="Standard">9×9=81</text:p>
      <text:p text:style-name="Standard">3×2=6</text:p>
      <text:p text:style-name="Standard">3×6=18</text:p>
      <text:p text:style-name="Standard">9×7=63</text:p>
      <text:p text:style-name="Standard">4×5=20</text:p>
      <text:p text:style-name="Standard">3×3=9</text:p>
      <text:p text:style-name="Standard">7×9=63</text:p>
      <text:p text:style-name="Standard">3×5=15</text:p>
      <text:p text:style-name="Standard">2×4=8</text:p>
      <text:p text:style-name="Standard">5×3=15</text:p>
      <text:p text:style-name="Standard">7×4=28</text:p>
      <text:p text:style-name="Standard">8×2=16</text:p>
      <text:p text:style-name="Standard">3×5=15</text:p>
      <text:p text:style-name="Standard">2×8=16</text:p>
      <text:p text:style-name="Standard">8×4=32</text:p>
      <text:p text:style-name="Standard">5×8=40</text:p>
      <text:p text:style-name="Standard">4×3=12</text:p>
      <text:p text:style-name="Standard">5×9=45</text:p>
      <text:p text:style-name="Standard">5×8=40</text:p>
      <text:p text:style-name="Standard">8×5=40</text:p>
      <text:p text:style-name="Standard">8×3=24</text:p>
      <text:p text:style-name="Standard">8×7=56</text:p>
      <text:p text:style-name="Standard">6×2=12</text:p>
      <text:p text:style-name="Standard">4×9=36</text:p>
      <text:p text:style-name="Standard">2×8=16</text:p>
      <text:p text:style-name="Standard">2×8=16</text:p>
      <text:p text:style-name="Standard">5×4=20</text:p>
      <text:p text:style-name="Standard">5×7=35</text:p>
      <text:p text:style-name="Standard">8×7=56</text:p>
      <text:p text:style-name="Standard">5×5=25</text:p>
      <text:p text:style-name="Standard">8×8=64</text:p>
      <text:p text:style-name="Standard">4×3=12</text:p>
      <text:p text:style-name="Standard">4×5=20</text:p>
      <text:p text:style-name="Standard">6×8=48</text:p>
      <text:p text:style-name="Standard">4×6=24</text:p>
      <text:p text:style-name="Standard">8×9=72</text:p>
      <text:p text:style-name="Standard">6×6=36</text:p>
      <text:p text:style-name="Standard">8×4=32</text:p>
      <text:p text:style-name="Standard">2×5=10</text:p>
      <text:p text:style-name="Standard">9×3=27</text:p>
      <text:p text:style-name="Standard">4×2=8</text:p>
      <text:p text:style-name="Standard">9×8=72</text:p>
      <text:p text:style-name="Standard">6×4=24</text:p>
      <text:p text:style-name="Standard">4×3=12</text:p>
      <text:p text:style-name="Standard">5×4=20</text:p>
      <text:p text:style-name="Standard">3×3=9</text:p>
      <text:p text:style-name="Standard">6×2=12</text:p>
      <text:p text:style-name="Standard">5×3=15</text:p>
      <text:p text:style-name="Standard">2×7=14</text:p>
      <text:p text:style-name="Standard">9×9=81</text:p>
      <text:p text:style-name="Standard">4×2=8</text:p>
      <text:p text:style-name="Standard">5×6=30</text:p>
      <text:p text:style-name="Standard">4×6=24</text:p>
      <text:p text:style-name="Standard">5×4=20</text:p>
      <text:p text:style-name="Standard">9×9=81</text:p>
      <text:p text:style-name="Standard">4×7=28</text:p>
      <text:p text:style-name="Standard">5×6=30</text:p>
      <text:p text:style-name="Standard">3×8=24</text:p>
      <text:p text:style-name="Standard">6×8=48</text:p>
      <text:p text:style-name="Standard">4×5=20</text:p>
      <text:p text:style-name="Standard">4×3=12</text:p>
      <text:p text:style-name="Standard">4×3=12</text:p>
      <text:p text:style-name="Standard">2×4=8</text:p>
      <text:p text:style-name="Standard">4×7=28</text:p>
      <text:p text:style-name="Standard">8×6=48</text:p>
      <text:p text:style-name="Standard">6×8=48</text:p>
      <text:p text:style-name="Standard">3×3=9</text:p>
      <text:p text:style-name="Standard">5×8=40</text:p>
      <text:p text:style-name="Standard">3×3=9</text:p>
      <text:p text:style-name="Standard">9×2=18</text:p>
      <text:p text:style-name="Standard">3×2=6</text:p>
      <text:p text:style-name="Standard">9×2=18</text:p>
      <text:p text:style-name="Standard">2×3=6</text:p>
      <text:p text:style-name="Standard">7×7=49</text:p>
      <text:p text:style-name="Standard">6×6=36</text:p>
      <text:p text:style-name="Standard">8×5=40</text:p>
      <text:p text:style-name="Standard">4×4=16</text:p>
      <text:p text:style-name="Standard">4×9=36</text:p>
      <text:p text:style-name="Standard">9×3=27</text:p>
      <text:p text:style-name="Standard">5×7=35</text:p>
      <text:p text:style-name="Standard">9×4=36</text:p>
      <text:p text:style-name="Standard">2×9=18</text:p>
      <text:p text:style-name="Standard">2×7=14</text:p>
      <text:p text:style-name="Standard">3×6=18</text:p>
      <text:p text:style-name="Standard">9×4=36</text:p>
      <text:p text:style-name="Standard">7×5=35</text:p>
      <text:p text:style-name="Standard">6×9=54</text:p>
      <text:p text:style-name="Standard">5×5=25</text:p>
      <text:p text:style-name="Standard">3×6=18</text:p>
      <text:p text:style-name="Standard">3×2=6</text:p>
      <text:p text:style-name="Standard">9×3=27</text:p>
      <text:p text:style-name="Standard">7×7=49</text:p>
      <text:p text:style-name="Standard">5×2=10</text:p>
      <text:p text:style-name="Standard">4×4=16</text:p>
      <text:p text:style-name="Standard">5×5=25</text:p>
      <text:p text:style-name="Standard">2×3=6</text:p>
      <text:p text:style-name="Standard">2×5=10</text:p>
      <text:p text:style-name="Standard">4×4=16</text:p>
      <text:p text:style-name="Standard">9×9=81</text:p>
      <text:p text:style-name="Standard">4×7=28</text:p>
      <text:p text:style-name="Standard">2×6=12</text:p>
      <text:p text:style-name="Standard">8×9=72</text:p>
      <text:p text:style-name="Standard">4×7=28</text:p>
      <text:p text:style-name="Standard">2×2=4</text:p>
      <text:p text:style-name="Standard">8×4=32</text:p>
      <text:p text:style-name="Standard">6×7=42</text:p>
      <text:p text:style-name="Standard">5×2=10</text:p>
      <text:p text:style-name="Standard">8×2=16</text:p>
      <text:p text:style-name="Standard">4×3=12</text:p>
      <text:p text:style-name="Standard">4×8=32</text:p>
      <text:p text:style-name="Standard">2×3=6</text:p>
      <text:p text:style-name="Standard">4×7=28</text:p>
      <text:p text:style-name="Standard">2×8=16</text:p>
      <text:p text:style-name="Standard">5×9=45</text:p>
      <text:p text:style-name="Standard">2×8=16</text:p>
      <text:p text:style-name="Standard">4×7=28</text:p>
      <text:p text:style-name="Standard">3×9=27</text:p>
      <text:p text:style-name="Standard">2×2=4</text:p>
      <text:p text:style-name="Standard">5×6=30</text:p>
      <text:p text:style-name="Standard">5×4=20</text:p>
      <text:p text:style-name="Standard">7×7=49</text:p>
      <text:p text:style-name="Standard">3×9=27</text:p>
      <text:p text:style-name="Standard">6×6=36</text:p>
      <text:p text:style-name="Standard">4×3=12</text:p>
      <text:p text:style-name="Standard">2×7=14</text:p>
      <text:p text:style-name="Standard">5×3=15</text:p>
      <text:p text:style-name="Standard">5×4=20</text:p>
      <text:p text:style-name="Standard">5×6=30</text:p>
      <text:p text:style-name="Standard">8×8=64</text:p>
      <text:p text:style-name="Standard">8×5=40</text:p>
      <text:p text:style-name="Standard">4×4=16</text:p>
      <text:p text:style-name="Standard">4×7=28</text:p>
      <text:p text:style-name="Standard">3×2=6</text:p>
      <text:p text:style-name="Standard">7×4=28</text:p>
      <text:p text:style-name="Standard">9×8=72</text:p>
      <text:p text:style-name="Standard">8×9=72</text:p>
      <text:p text:style-name="Standard">3×6=18</text:p>
      <text:p text:style-name="Standard">6×8=48</text:p>
      <text:p text:style-name="Standard">8×6=48</text:p>
      <text:p text:style-name="Standard">2×8=16</text:p>
      <text:p text:style-name="Standard">6×7=42</text:p>
      <text:p text:style-name="Standard">3×6=18</text:p>
      <text:p text:style-name="Standard">6×5=30</text:p>
      <text:p text:style-name="Standard">5×8=40</text:p>
      <text:p text:style-name="Standard">8×2=16</text:p>
      <text:p text:style-name="Standard">4×8=32</text:p>
      <text:p text:style-name="Standard">2×6=12</text:p>
      <text:p text:style-name="Standard">6×7=42</text:p>
      <text:p text:style-name="Standard">8×4=32</text:p>
      <text:p text:style-name="Standard">4×9=36</text:p>
      <text:p text:style-name="Standard">5×3=15</text:p>
      <text:p text:style-name="Standard">5×7=35</text:p>
      <text:p text:style-name="Standard">8×8=64</text:p>
      <text:p text:style-name="Standard">6×9=54</text:p>
      <text:p text:style-name="Standard">8×8=64</text:p>
      <text:p text:style-name="Standard">6×3=18</text:p>
      <text:p text:style-name="Standard">5×6=30</text:p>
      <text:p text:style-name="Standard">2×2=4</text:p>
      <text:p text:style-name="Standard">8×2=16</text:p>
      <text:p text:style-name="Standard">7×2=14</text:p>
      <text:p text:style-name="Standard">9×8=72</text:p>
      <text:p text:style-name="Standard">9×6=54</text:p>
      <text:p text:style-name="Standard">5×9=45</text:p>
      <text:p text:style-name="Standard">8×4=32</text:p>
      <text:p text:style-name="Standard">8×3=24</text:p>
      <text:p text:style-name="Standard">4×2=8</text:p>
      <text:p text:style-name="Standard">5×3=15</text:p>
      <text:p text:style-name="Standard">7×6=42</text:p>
      <text:p text:style-name="Standard">3×2=6</text:p>
      <text:p text:style-name="Standard">7×9=63</text:p>
      <text:p text:style-name="Standard">7×4=28</text:p>
      <text:p text:style-name="Standard">5×9=45</text:p>
      <text:p text:style-name="Standard">4×2=8</text:p>
      <text:p text:style-name="Standard">8×8=64</text:p>
      <text:p text:style-name="Standard">3×4=12</text:p>
      <text:p text:style-name="Standard">4×9=36</text:p>
      <text:p text:style-name="Standard">6×9=54</text:p>
      <text:p text:style-name="Standard">4×2=8</text:p>
      <text:p text:style-name="Standard">8×3=24</text:p>
      <text:p text:style-name="Standard">6×5=30</text:p>
      <text:p text:style-name="Standard">4×3=12</text:p>
      <text:p text:style-name="Standard">4×8=32</text:p>
      <text:p text:style-name="Standard">3×4=12</text:p>
      <text:p text:style-name="Standard">5×5=25</text:p>
      <text:p text:style-name="Standard">5×9=45</text:p>
      <text:p text:style-name="Standard">3×2=6</text:p>
      <text:p text:style-name="Standard">8×2=16</text:p>
      <text:p text:style-name="Standard">5×8=40</text:p>
      <text:p text:style-name="Standard">4×3=12</text:p>
      <text:p text:style-name="Standard">8×7=56</text:p>
      <text:p text:style-name="Standard">7×9=63</text:p>
      <text:p text:style-name="Standard">8×8=64</text:p>
      <text:p text:style-name="Standard">3×4=12</text:p>
      <text:p text:style-name="Standard">5×3=15</text:p>
      <text:p text:style-name="Standard">4×4=16</text:p>
      <text:p text:style-name="Standard">2×7=14</text:p>
      <text:p text:style-name="Standard">7×2=14</text:p>
      <text:p text:style-name="Standard">7×8=56</text:p>
      <text:p text:style-name="Standard">2×8=16</text:p>
      <text:p text:style-name="Standard">3×2=6</text:p>
      <text:p text:style-name="Standard">2×8=16</text:p>
      <text:p text:style-name="Standard">6×8=48</text:p>
      <text:p text:style-name="Standard">7×9=63</text:p>
      <text:p text:style-name="Standard">8×6=48</text:p>
      <text:p text:style-name="Standard">3×7=21</text:p>
      <text:p text:style-name="Standard">4×4=16</text:p>
      <text:p text:style-name="Standard">9×2=18</text:p>
      <text:p text:style-name="Standard">7×6=42</text:p>
      <text:p text:style-name="Standard">5×2=10</text:p>
      <text:p text:style-name="Standard">8×9=72</text:p>
      <text:p text:style-name="Standard">3×2=6</text:p>
      <text:p text:style-name="Standard">8×6=48</text:p>
      <text:p text:style-name="Standard">8×6=48</text:p>
      <text:p text:style-name="Standard">8×3=24</text:p>
      <text:p text:style-name="Standard">8×8=64</text:p>
      <text:p text:style-name="Standard">2×7=14</text:p>
      <text:p text:style-name="Standard">6×6=36</text:p>
      <text:p text:style-name="Standard">9×9=81</text:p>
      <text:p text:style-name="Standard">3×8=24</text:p>
      <text:p text:style-name="Standard">9×8=72</text:p>
      <text:p text:style-name="Standard">5×4=20</text:p>
      <text:p text:style-name="Standard">8×7=56</text:p>
      <text:p text:style-name="Standard">2×5=10</text:p>
      <text:p text:style-name="Standard">6×3=18</text:p>
      <text:p text:style-name="Standard">2×5=10</text:p>
      <text:p text:style-name="Standard">7×7=49</text:p>
      <text:p text:style-name="Standard">7×3=21</text:p>
      <text:p text:style-name="Standard">7×6=42</text:p>
      <text:p text:style-name="Standard">9×3=27</text:p>
      <text:p text:style-name="Standard">8×2=16</text:p>
      <text:p text:style-name="Standard">8×4=32</text:p>
      <text:p text:style-name="Standard">2×9=18</text:p>
      <text:p text:style-name="Standard">4×2=8</text:p>
      <text:p text:style-name="Standard">6×4=24</text:p>
      <text:p text:style-name="Standard">2×7=14</text:p>
      <text:p text:style-name="Standard">7×2=14</text:p>
      <text:p text:style-name="Standard">2×7=14</text:p>
      <text:p text:style-name="Standard">7×9=63</text:p>
      <text:p text:style-name="Standard">8×4=32</text:p>
      <text:p text:style-name="Standard">8×6=48</text:p>
      <text:p text:style-name="Standard">5×5=25</text:p>
      <text:p text:style-name="Standard">4×6=24</text:p>
      <text:p text:style-name="Standard">8×3=24</text:p>
      <text:p text:style-name="Standard">9×2=18</text:p>
      <text:p text:style-name="Standard">7×8=56</text:p>
      <text:p text:style-name="Standard">9×3=27</text:p>
      <text:p text:style-name="Standard">6×5=30</text:p>
      <text:p text:style-name="Standard">6×4=24</text:p>
      <text:p text:style-name="Standard">7×9=63</text:p>
      <text:p text:style-name="Standard">8×8=64</text:p>
      <text:p text:style-name="Standard">5×9=45</text:p>
      <text:p text:style-name="Standard">3×9=27</text:p>
      <text:p text:style-name="Standard">4×4=16</text:p>
      <text:p text:style-name="Standard">4×5=20</text:p>
      <text:p text:style-name="Standard">4×4=16</text:p>
      <text:p text:style-name="Standard">9×6=54</text:p>
      <text:p text:style-name="Standard">6×8=48</text:p>
      <text:p text:style-name="Standard">7×3=21</text:p>
      <text:p text:style-name="Standard">6×2=12</text:p>
      <text:p text:style-name="Standard">4×7=28</text:p>
      <text:p text:style-name="Standard">3×6=18</text:p>
      <text:p text:style-name="Standard">6×2=12</text:p>
      <text:p text:style-name="Standard">5×5=25</text:p>
      <text:p text:style-name="Standard">3×6=18</text:p>
      <text:p text:style-name="Standard">5×2=10</text:p>
      <text:p text:style-name="Standard">2×8=16</text:p>
      <text:p text:style-name="Standard">6×8=48</text:p>
      <text:p text:style-name="Standard">3×8=24</text:p>
      <text:p text:style-name="Standard">2×9=18</text:p>
      <text:p text:style-name="Standard">3×5=15</text:p>
      <text:p text:style-name="Standard">8×3=24</text:p>
      <text:p text:style-name="Standard">5×4=20</text:p>
      <text:p text:style-name="Standard">4×4=16</text:p>
      <text:p text:style-name="Standard">8×2=16</text:p>
      <text:p text:style-name="Standard">2×9=18</text:p>
      <text:p text:style-name="Standard">9×9=81</text:p>
      <text:p text:style-name="Standard">8×5=40</text:p>
      <text:p text:style-name="Standard">7×5=35</text:p>
      <text:p text:style-name="Standard">9×4=36</text:p>
      <text:p text:style-name="Standard">5×3=15</text:p>
      <text:p text:style-name="Standard">8×7=56</text:p>
      <text:p text:style-name="Standard">2×4=8</text:p>
      <text:p text:style-name="Standard">2×4=8</text:p>
      <text:p text:style-name="Standard">3×5=15</text:p>
      <text:p text:style-name="Standard">6×4=24</text:p>
      <text:p text:style-name="Standard">2×4=8</text:p>
      <text:p text:style-name="Standard">5×2=10</text:p>
      <text:p text:style-name="Standard">3×8=24</text:p>
      <text:p text:style-name="Standard">6×9=54</text:p>
      <text:p text:style-name="Standard">4×9=36</text:p>
      <text:p text:style-name="Standard">6×2=12</text:p>
      <text:p text:style-name="Standard">8×9=72</text:p>
      <text:p text:style-name="Standard">8×6=48</text:p>
      <text:p text:style-name="Standard">8×4=32</text:p>
      <text:p text:style-name="Standard">9×9=81</text:p>
      <text:p text:style-name="Standard">9×2=18</text:p>
      <text:p text:style-name="Standard">8×3=24</text:p>
      <text:p text:style-name="Standard">3×5=15</text:p>
      <text:p text:style-name="Standard">2×8=16</text:p>
      <text:p text:style-name="Standard">4×7=28</text:p>
      <text:p text:style-name="Standard">3×8=24</text:p>
      <text:p text:style-name="Standard">9×6=54</text:p>
      <text:p text:style-name="Standard">2×8=16</text:p>
      <text:p text:style-name="Standard">7×2=14</text:p>
      <text:p text:style-name="Standard">6×6=36</text:p>
      <text:p text:style-name="Standard">8×4=32</text:p>
      <text:p text:style-name="Standard">7×9=63</text:p>
      <text:p text:style-name="Standard">4×4=16</text:p>
      <text:p text:style-name="Standard">8×9=72</text:p>
      <text:p text:style-name="Standard">4×6=24</text:p>
      <text:p text:style-name="Standard">5×5=25</text:p>
      <text:p text:style-name="Standard">6×8=48</text:p>
      <text:p text:style-name="Standard">3×4=12</text:p>
      <text:p text:style-name="Standard">7×6=42</text:p>
      <text:p text:style-name="Standard">3×7=21</text:p>
      <text:p text:style-name="Standard">7×6=42</text:p>
      <text:p text:style-name="Standard">3×4=12</text:p>
      <text:p text:style-name="Standard">7×9=63</text:p>
      <text:p text:style-name="Standard">8×2=16</text:p>
      <text:p text:style-name="Standard">4×3=12</text:p>
      <text:p text:style-name="Standard">6×3=18</text:p>
      <text:p text:style-name="Standard">7×9=63</text:p>
      <text:p text:style-name="Standard">9×4=36</text:p>
      <text:p text:style-name="Standard">6×8=48</text:p>
      <text:p text:style-name="Standard">9×8=72</text:p>
      <text:p text:style-name="Standard">2×9=18</text:p>
      <text:p text:style-name="Standard">7×9=63</text:p>
      <text:p text:style-name="Standard">6×9=54</text:p>
      <text:p text:style-name="Standard">3×3=9</text:p>
      <text:p text:style-name="Standard">2×4=8</text:p>
      <text:p text:style-name="Standard">9×9=81</text:p>
      <text:p text:style-name="Standard">8×2=16</text:p>
      <text:p text:style-name="Standard">8×4=32</text:p>
      <text:p text:style-name="Standard">3×7=21</text:p>
      <text:p text:style-name="Standard">6×4=24</text:p>
      <text:p text:style-name="Standard">2×9=18</text:p>
      <text:p text:style-name="Standard">9×3=27</text:p>
      <text:p text:style-name="Standard">7×2=14</text:p>
      <text:p text:style-name="Standard">2×2=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8" fo:column-gap="0cm">
          <style:column-sep style:width="0.009cm" style:color="#000000" style:height="100%" style:style="dashed"/>
          <style:column style:rel-width="8191*" fo:start-indent="0cm" fo:end-indent="0cm"/>
          <style:column style:rel-width="8191*" fo:start-indent="0cm" fo:end-indent="0cm"/>
          <style:column style:rel-width="8191*" fo:start-indent="0cm" fo:end-indent="0cm"/>
          <style:column style:rel-width="8191*" fo:start-indent="0cm" fo:end-indent="0cm"/>
          <style:column style:rel-width="8191*" fo:start-indent="0cm" fo:end-indent="0cm"/>
          <style:column style:rel-width="8191*" fo:start-indent="0cm" fo:end-indent="0cm"/>
          <style:column style:rel-width="8191*" fo:start-indent="0cm" fo:end-indent="0cm"/>
          <style:column style:rel-width="819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18:54:18.031156998</meta:creation-date>
    <meta:print-date>2025-08-10T18:56:40.668244711</meta:print-date>
    <meta:printed-by>PDF 文件</meta:printed-by>
    <dc:date>2025-08-10T19:04:37.974616974</dc:date>
    <meta:editing-duration>PT7M57S</meta:editing-duration>
    <meta:editing-cycles>1</meta:editing-cycles>
    <meta:document-statistic meta:table-count="0" meta:image-count="0" meta:object-count="0" meta:page-count="4" meta:paragraph-count="1600" meta:word-count="2000" meta:character-count="10276" meta:non-whitespace-character-count="9076"/>
    <meta:generator>LibreOffice/24.2.7.2$Linux_X86_64 LibreOffice_project/420$Build-2</meta:generator>
  </office:meta>
</office:document-meta>
</file>